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/" manifest:media-type="application/vnd.oasis.opendocument.spreadsheet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Grasp-metrics">
        <table:table-row>
          <table:table-cell>
            <text:p>variation_name</text:p>
          </table:table-cell>
          <table:table-cell>
            <text:p>position_offset_x</text:p>
          </table:table-cell>
          <table:table-cell>
            <text:p>position_offset_y</text:p>
          </table:table-cell>
          <table:table-cell>
            <text:p>position_offset_z</text:p>
          </table:table-cell>
          <table:table-cell>
            <text:p>rotation_offset_deg_x</text:p>
          </table:table-cell>
          <table:table-cell>
            <text:p>rotation_offset_deg_y</text:p>
          </table:table-cell>
          <table:table-cell>
            <text:p>rotation_offset_deg_z</text:p>
          </table:table-cell>
          <table:table-cell>
            <text:p>Timestamp</text:p>
          </table:table-cell>
          <table:table-cell>
            <text:p>Dist_COP_x</text:p>
          </table:table-cell>
          <table:table-cell>
            <text:p>opt_COPx</text:p>
          </table:table-cell>
          <table:table-cell>
            <text:p>CoP+ X</text:p>
          </table:table-cell>
          <table:table-cell>
            <text:p>CoP+ Y</text:p>
          </table:table-cell>
          <table:table-cell>
            <text:p>CoP+ Z</text:p>
          </table:table-cell>
          <table:table-cell>
            <text:p>Taxel+ active</text:p>
          </table:table-cell>
          <table:table-cell>
            <text:p>F_max+</text:p>
          </table:table-cell>
          <table:table-cell>
            <text:p>F_min+</text:p>
          </table:table-cell>
          <table:table-cell>
            <text:p>Dist+</text:p>
          </table:table-cell>
          <table:table-cell>
            <text:p>F_mean10</text:p>
          </table:table-cell>
          <table:table-cell>
            <text:p>Std_10</text:p>
          </table:table-cell>
          <table:table-cell>
            <text:p>Mean_1-5</text:p>
          </table:table-cell>
          <table:table-cell>
            <text:p>Mean_7-11</text:p>
          </table:table-cell>
          <table:table-cell>
            <text:p>Diff_Means</text:p>
          </table:table-cell>
          <table:table-cell>
            <text:p>1 force (N)</text:p>
          </table:table-cell>
          <table:table-cell>
            <text:p>2 force (N)</text:p>
          </table:table-cell>
          <table:table-cell>
            <text:p>3 force (N)</text:p>
          </table:table-cell>
          <table:table-cell>
            <text:p>4 force (N)</text:p>
          </table:table-cell>
          <table:table-cell>
            <text:p>5 force (N)</text:p>
          </table:table-cell>
          <table:table-cell>
            <text:p>6 force (N)</text:p>
          </table:table-cell>
          <table:table-cell>
            <text:p>7 force (N)</text:p>
          </table:table-cell>
          <table:table-cell>
            <text:p>8 force (N)</text:p>
          </table:table-cell>
          <table:table-cell>
            <text:p>9 force (N)</text:p>
          </table:table-cell>
          <table:table-cell>
            <text:p>10 force (N)</text:p>
          </table:table-cell>
          <table:table-cell>
            <text:p>11 force (N)</text:p>
          </table:table-cell>
          <table:table-cell>
            <text:p>12 force (N)</text:p>
          </table:table-cell>
          <table:table-cell>
            <text:p>1 X (world)</text:p>
          </table:table-cell>
          <table:table-cell>
            <text:p>1 Y (world)</text:p>
          </table:table-cell>
          <table:table-cell>
            <text:p>1 Z (world)</text:p>
          </table:table-cell>
          <table:table-cell>
            <text:p>2 X (world)</text:p>
          </table:table-cell>
          <table:table-cell>
            <text:p>2 Y (world)</text:p>
          </table:table-cell>
          <table:table-cell>
            <text:p>2 Z (world)</text:p>
          </table:table-cell>
          <table:table-cell>
            <text:p>3 X (world)</text:p>
          </table:table-cell>
          <table:table-cell>
            <text:p>3 Y (world)</text:p>
          </table:table-cell>
          <table:table-cell>
            <text:p>3 Z (world)</text:p>
          </table:table-cell>
          <table:table-cell>
            <text:p>4 X (world)</text:p>
          </table:table-cell>
          <table:table-cell>
            <text:p>4 Y (world)</text:p>
          </table:table-cell>
          <table:table-cell>
            <text:p>4 Z (world)</text:p>
          </table:table-cell>
          <table:table-cell>
            <text:p>5 X (world)</text:p>
          </table:table-cell>
          <table:table-cell>
            <text:p>5 Y (world)</text:p>
          </table:table-cell>
          <table:table-cell>
            <text:p>5 Z (world)</text:p>
          </table:table-cell>
          <table:table-cell>
            <text:p>6 X (world)</text:p>
          </table:table-cell>
          <table:table-cell>
            <text:p>6 Y (world)</text:p>
          </table:table-cell>
          <table:table-cell>
            <text:p>6 Z (world)</text:p>
          </table:table-cell>
          <table:table-cell>
            <text:p>7 X (world)</text:p>
          </table:table-cell>
          <table:table-cell>
            <text:p>7 Y (world)</text:p>
          </table:table-cell>
          <table:table-cell>
            <text:p>7 Z (world)</text:p>
          </table:table-cell>
          <table:table-cell>
            <text:p>8 X (world)</text:p>
          </table:table-cell>
          <table:table-cell>
            <text:p>8 Y (world)</text:p>
          </table:table-cell>
          <table:table-cell>
            <text:p>8 Z (world)</text:p>
          </table:table-cell>
          <table:table-cell>
            <text:p>9 X (world)</text:p>
          </table:table-cell>
          <table:table-cell>
            <text:p>9 Y (world)</text:p>
          </table:table-cell>
          <table:table-cell>
            <text:p>9 Z (world)</text:p>
          </table:table-cell>
          <table:table-cell>
            <text:p>10 X (world)</text:p>
          </table:table-cell>
          <table:table-cell>
            <text:p>10 Y (world)</text:p>
          </table:table-cell>
          <table:table-cell>
            <text:p>10 Z (world)</text:p>
          </table:table-cell>
          <table:table-cell>
            <text:p>11 X (world)</text:p>
          </table:table-cell>
          <table:table-cell>
            <text:p>11 Y (world)</text:p>
          </table:table-cell>
          <table:table-cell>
            <text:p>11 Z (world)</text:p>
          </table:table-cell>
          <table:table-cell>
            <text:p>12 X (world)</text:p>
          </table:table-cell>
          <table:table-cell>
            <text:p>12 Y (world)</text:p>
          </table:table-cell>
          <table:table-cell>
            <text:p>12 Z (world)</text:p>
          </table:table-cell>
        </table:table-row>
        <table:table-row>
          <table:table-cell>
            <text:p>baseline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1:53:55</text:p>
          </table:table-cell>
          <table:table-cell office:value-type="float" office:value="-0.0001757"/>
          <table:table-cell office:value-type="float" office:value="0.6920955"/>
          <table:table-cell office:value-type="float" office:value="0.6919198"/>
          <table:table-cell office:value-type="float" office:value="0.2472043"/>
          <table:table-cell office:value-type="float" office:value="0.0372732"/>
          <table:table-cell office:value-type="float" office:value="10"/>
          <table:table-cell office:value-type="float" office:value="1.0864015817642212"/>
          <table:table-cell office:value-type="float" office:value="0.282465398311615"/>
          <table:table-cell office:value-type="float" office:value="0.8039361834526062"/>
          <table:table-cell office:value-type="float" office:value="0.5669258594512939"/>
          <table:table-cell office:value-type="float" office:value="0.2735877321307764"/>
          <table:table-cell office:value-type="float" office:value="0.534794157743454"/>
          <table:table-cell office:value-type="float" office:value="0.5990575611591339"/>
          <table:table-cell office:value-type="float" office:value="0.06426340341567993"/>
          <table:table-cell office:value-type="float" office:value="0.4105084"/>
          <table:table-cell office:value-type="float" office:value="0.32513"/>
          <table:table-cell office:value-type="float" office:value="0.48913"/>
          <table:table-cell office:value-type="float" office:value="0.8801962"/>
          <table:table-cell office:value-type="float" office:value="0.5690062"/>
          <table:table-cell office:value-type="float" office:value="0.0315946"/>
          <table:table-cell office:value-type="float" office:value="0.2824654"/>
          <table:table-cell office:value-type="float" office:value="0.3435308"/>
          <table:table-cell office:value-type="float" office:value="0.44813"/>
          <table:table-cell office:value-type="float" office:value="1.0864016"/>
          <table:table-cell office:value-type="float" office:value="0.83476"/>
          <table:table-cell office:value-type="float" office:value="-0.0143008"/>
          <table:table-cell office:value-type="float" office:value="0.6951955"/>
          <table:table-cell office:value-type="float" office:value="0.2472043"/>
          <table:table-cell office:value-type="float" office:value="0.0218991"/>
          <table:table-cell office:value-type="float" office:value="0.6951955"/>
          <table:table-cell office:value-type="float" office:value="0.2472043"/>
          <table:table-cell office:value-type="float" office:value="0.0280991"/>
          <table:table-cell office:value-type="float" office:value="0.6951955"/>
          <table:table-cell office:value-type="float" office:value="0.2472043"/>
          <table:table-cell office:value-type="float" office:value="0.0342991"/>
          <table:table-cell office:value-type="float" office:value="0.6951955"/>
          <table:table-cell office:value-type="float" office:value="0.2472043"/>
          <table:table-cell office:value-type="float" office:value="0.0404991"/>
          <table:table-cell office:value-type="float" office:value="0.6951955"/>
          <table:table-cell office:value-type="float" office:value="0.2472043"/>
          <table:table-cell office:value-type="float" office:value="0.0466991"/>
          <table:table-cell office:value-type="float" office:value="0.6951956"/>
          <table:table-cell office:value-type="float" office:value="0.2472043"/>
          <table:table-cell office:value-type="float" office:value="0.0528991"/>
          <table:table-cell office:value-type="float" office:value="0.6889955"/>
          <table:table-cell office:value-type="float" office:value="0.2472043"/>
          <table:table-cell office:value-type="float" office:value="0.0218991"/>
          <table:table-cell office:value-type="float" office:value="0.6889955"/>
          <table:table-cell office:value-type="float" office:value="0.2472043"/>
          <table:table-cell office:value-type="float" office:value="0.0280991"/>
          <table:table-cell office:value-type="float" office:value="0.6889955"/>
          <table:table-cell office:value-type="float" office:value="0.2472043"/>
          <table:table-cell office:value-type="float" office:value="0.0342991"/>
          <table:table-cell office:value-type="float" office:value="0.6889955"/>
          <table:table-cell office:value-type="float" office:value="0.2472043"/>
          <table:table-cell office:value-type="float" office:value="0.0404991"/>
          <table:table-cell office:value-type="float" office:value="0.6889955"/>
          <table:table-cell office:value-type="float" office:value="0.2472043"/>
          <table:table-cell office:value-type="float" office:value="0.0466991"/>
          <table:table-cell office:value-type="float" office:value="0.6889956"/>
          <table:table-cell office:value-type="float" office:value="0.2472043"/>
          <table:table-cell office:value-type="float" office:value="0.0528991"/>
        </table:table-row>
        <table:table-row>
          <table:table-cell>
            <text:p>x_plus_1</text:p>
          </table:table-cell>
          <table:table-cell office:value-type="float" office:value="0.0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1:54:08</text:p>
          </table:table-cell>
          <table:table-cell office:value-type="float" office:value="-0.0002129"/>
          <table:table-cell office:value-type="float" office:value="0.6930978"/>
          <table:table-cell office:value-type="float" office:value="0.6928849"/>
          <table:table-cell office:value-type="float" office:value="0.2472026"/>
          <table:table-cell office:value-type="float" office:value="0.0374004"/>
          <table:table-cell office:value-type="float" office:value="10"/>
          <table:table-cell office:value-type="float" office:value="1.0917315483093262"/>
          <table:table-cell office:value-type="float" office:value="0.2865653932094574"/>
          <table:table-cell office:value-type="float" office:value="0.8051661550998688"/>
          <table:table-cell office:value-type="float" office:value="0.5703698575496674"/>
          <table:table-cell office:value-type="float" office:value="0.277947968999798"/>
          <table:table-cell office:value-type="float" office:value="0.5311861634254456"/>
          <table:table-cell office:value-type="float" office:value="0.6095535516738891"/>
          <table:table-cell office:value-type="float" office:value="0.07836738824844358"/>
          <table:table-cell office:value-type="float" office:value="0.4088684"/>
          <table:table-cell office:value-type="float" office:value="0.32021"/>
          <table:table-cell office:value-type="float" office:value="0.47806"/>
          <table:table-cell office:value-type="float" office:value="0.8519062"/>
          <table:table-cell office:value-type="float" office:value="0.5968862"/>
          <table:table-cell office:value-type="float" office:value="0.0315946"/>
          <table:table-cell office:value-type="float" office:value="0.2865654"/>
          <table:table-cell office:value-type="float" office:value="0.3406608"/>
          <table:table-cell office:value-type="float" office:value="0.44608"/>
          <table:table-cell office:value-type="float" office:value="1.0917315"/>
          <table:table-cell office:value-type="float" office:value="0.88273"/>
          <table:table-cell office:value-type="float" office:value="-0.0147108"/>
          <table:table-cell office:value-type="float" office:value="0.6961977"/>
          <table:table-cell office:value-type="float" office:value="0.2472025"/>
          <table:table-cell office:value-type="float" office:value="0.0219011"/>
          <table:table-cell office:value-type="float" office:value="0.6961977"/>
          <table:table-cell office:value-type="float" office:value="0.2472025"/>
          <table:table-cell office:value-type="float" office:value="0.0281011"/>
          <table:table-cell office:value-type="float" office:value="0.6961978"/>
          <table:table-cell office:value-type="float" office:value="0.2472026"/>
          <table:table-cell office:value-type="float" office:value="0.0343011"/>
          <table:table-cell office:value-type="float" office:value="0.6961979"/>
          <table:table-cell office:value-type="float" office:value="0.2472026"/>
          <table:table-cell office:value-type="float" office:value="0.0405011"/>
          <table:table-cell office:value-type="float" office:value="0.6961979"/>
          <table:table-cell office:value-type="float" office:value="0.2472026"/>
          <table:table-cell office:value-type="float" office:value="0.0467011"/>
          <table:table-cell office:value-type="float" office:value="0.696198"/>
          <table:table-cell office:value-type="float" office:value="0.2472026"/>
          <table:table-cell office:value-type="float" office:value="0.0529011"/>
          <table:table-cell office:value-type="float" office:value="0.6899977"/>
          <table:table-cell office:value-type="float" office:value="0.2472025"/>
          <table:table-cell office:value-type="float" office:value="0.0219012"/>
          <table:table-cell office:value-type="float" office:value="0.6899977"/>
          <table:table-cell office:value-type="float" office:value="0.2472026"/>
          <table:table-cell office:value-type="float" office:value="0.0281012"/>
          <table:table-cell office:value-type="float" office:value="0.6899978"/>
          <table:table-cell office:value-type="float" office:value="0.2472026"/>
          <table:table-cell office:value-type="float" office:value="0.0343012"/>
          <table:table-cell office:value-type="float" office:value="0.6899979"/>
          <table:table-cell office:value-type="float" office:value="0.2472026"/>
          <table:table-cell office:value-type="float" office:value="0.0405012"/>
          <table:table-cell office:value-type="float" office:value="0.6899979"/>
          <table:table-cell office:value-type="float" office:value="0.2472026"/>
          <table:table-cell office:value-type="float" office:value="0.0467012"/>
          <table:table-cell office:value-type="float" office:value="0.689998"/>
          <table:table-cell office:value-type="float" office:value="0.2472026"/>
          <table:table-cell office:value-type="float" office:value="0.0529012"/>
        </table:table-row>
        <table:table-row>
          <table:table-cell>
            <text:p>x_plus_2</text:p>
          </table:table-cell>
          <table:table-cell office:value-type="float" office:value="0.0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1:54:20</text:p>
          </table:table-cell>
          <table:table-cell office:value-type="float" office:value="-0.0003077"/>
          <table:table-cell office:value-type="float" office:value="0.694092"/>
          <table:table-cell office:value-type="float" office:value="0.6937843"/>
          <table:table-cell office:value-type="float" office:value="0.247206"/>
          <table:table-cell office:value-type="float" office:value="0.0372622"/>
          <table:table-cell office:value-type="float" office:value="10"/>
          <table:table-cell office:value-type="float" office:value="1.1282216310501099"/>
          <table:table-cell office:value-type="float" office:value="0.30257999897003174"/>
          <table:table-cell office:value-type="float" office:value="0.8256416320800781"/>
          <table:table-cell office:value-type="float" office:value="0.573239865899086"/>
          <table:table-cell office:value-type="float" office:value="0.2778828758355311"/>
          <table:table-cell office:value-type="float" office:value="0.5163441598415375"/>
          <table:table-cell office:value-type="float" office:value="0.6301355719566345"/>
          <table:table-cell office:value-type="float" office:value="0.11379141211509702"/>
          <table:table-cell office:value-type="float" office:value="0.4182984"/>
          <table:table-cell office:value-type="float" office:value="0.30258"/>
          <table:table-cell office:value-type="float" office:value="0.44936"/>
          <table:table-cell office:value-type="float" office:value="0.8256662"/>
          <table:table-cell office:value-type="float" office:value="0.5858162"/>
          <table:table-cell office:value-type="float" office:value="0.0315946"/>
          <table:table-cell office:value-type="float" office:value="0.3128054"/>
          <table:table-cell office:value-type="float" office:value="0.3656708"/>
          <table:table-cell office:value-type="float" office:value="0.47191"/>
          <table:table-cell office:value-type="float" office:value="1.1282216"/>
          <table:table-cell office:value-type="float" office:value="0.87207"/>
          <table:table-cell office:value-type="float" office:value="-0.0143008"/>
          <table:table-cell office:value-type="float" office:value="0.697192"/>
          <table:table-cell office:value-type="float" office:value="0.2472061"/>
          <table:table-cell office:value-type="float" office:value="0.0218996"/>
          <table:table-cell office:value-type="float" office:value="0.697192"/>
          <table:table-cell office:value-type="float" office:value="0.2472061"/>
          <table:table-cell office:value-type="float" office:value="0.0280996"/>
          <table:table-cell office:value-type="float" office:value="0.697192"/>
          <table:table-cell office:value-type="float" office:value="0.2472061"/>
          <table:table-cell office:value-type="float" office:value="0.0342996"/>
          <table:table-cell office:value-type="float" office:value="0.697192"/>
          <table:table-cell office:value-type="float" office:value="0.2472061"/>
          <table:table-cell office:value-type="float" office:value="0.0404996"/>
          <table:table-cell office:value-type="float" office:value="0.697192"/>
          <table:table-cell office:value-type="float" office:value="0.2472061"/>
          <table:table-cell office:value-type="float" office:value="0.0466996"/>
          <table:table-cell office:value-type="float" office:value="0.697192"/>
          <table:table-cell office:value-type="float" office:value="0.2472061"/>
          <table:table-cell office:value-type="float" office:value="0.0528996"/>
          <table:table-cell office:value-type="float" office:value="0.690992"/>
          <table:table-cell office:value-type="float" office:value="0.247206"/>
          <table:table-cell office:value-type="float" office:value="0.0218995"/>
          <table:table-cell office:value-type="float" office:value="0.690992"/>
          <table:table-cell office:value-type="float" office:value="0.247206"/>
          <table:table-cell office:value-type="float" office:value="0.0280995"/>
          <table:table-cell office:value-type="float" office:value="0.690992"/>
          <table:table-cell office:value-type="float" office:value="0.247206"/>
          <table:table-cell office:value-type="float" office:value="0.0342995"/>
          <table:table-cell office:value-type="float" office:value="0.690992"/>
          <table:table-cell office:value-type="float" office:value="0.247206"/>
          <table:table-cell office:value-type="float" office:value="0.0404995"/>
          <table:table-cell office:value-type="float" office:value="0.690992"/>
          <table:table-cell office:value-type="float" office:value="0.247206"/>
          <table:table-cell office:value-type="float" office:value="0.0466995"/>
          <table:table-cell office:value-type="float" office:value="0.690992"/>
          <table:table-cell office:value-type="float" office:value="0.247206"/>
          <table:table-cell office:value-type="float" office:value="0.0528995"/>
        </table:table-row>
        <table:table-row>
          <table:table-cell>
            <text:p>x_plus_3</text:p>
          </table:table-cell>
          <table:table-cell office:value-type="float" office:value="0.0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1:54:33</text:p>
          </table:table-cell>
          <table:table-cell office:value-type="float" office:value="-0.0004566"/>
          <table:table-cell office:value-type="float" office:value="0.6950979"/>
          <table:table-cell office:value-type="float" office:value="0.6946412"/>
          <table:table-cell office:value-type="float" office:value="0.2472326"/>
          <table:table-cell office:value-type="float" office:value="0.0367868"/>
          <table:table-cell office:value-type="float" office:value="10"/>
          <table:table-cell office:value-type="float" office:value="1.1823415756225586"/>
          <table:table-cell office:value-type="float" office:value="0.3058600127696991"/>
          <table:table-cell office:value-type="float" office:value="0.8764815628528595"/>
          <table:table-cell office:value-type="float" office:value="0.5791848570108413"/>
          <table:table-cell office:value-type="float" office:value="0.26843305291926767"/>
          <table:table-cell office:value-type="float" office:value="0.49387616515159605"/>
          <table:table-cell office:value-type="float" office:value="0.6644935488700867"/>
          <table:table-cell office:value-type="float" office:value="0.17061738371849067"/>
          <table:table-cell office:value-type="float" office:value="0.4482284"/>
          <table:table-cell office:value-type="float" office:value="0.30586"/>
          <table:table-cell office:value-type="float" office:value="0.45838"/>
          <table:table-cell office:value-type="float" office:value="0.7325962"/>
          <table:table-cell office:value-type="float" office:value="0.5243162"/>
          <table:table-cell office:value-type="float" office:value="0.0307746"/>
          <table:table-cell office:value-type="float" office:value="0.3538054"/>
          <table:table-cell office:value-type="float" office:value="0.4202008"/>
          <table:table-cell office:value-type="float" office:value="0.51865"/>
          <table:table-cell office:value-type="float" office:value="1.1823416"/>
          <table:table-cell office:value-type="float" office:value="0.84747"/>
          <table:table-cell office:value-type="float" office:value="-0.0134808"/>
          <table:table-cell office:value-type="float" office:value="0.6981979"/>
          <table:table-cell office:value-type="float" office:value="0.2472326"/>
          <table:table-cell office:value-type="float" office:value="0.0218944"/>
          <table:table-cell office:value-type="float" office:value="0.6981979"/>
          <table:table-cell office:value-type="float" office:value="0.2472326"/>
          <table:table-cell office:value-type="float" office:value="0.0280944"/>
          <table:table-cell office:value-type="float" office:value="0.6981979"/>
          <table:table-cell office:value-type="float" office:value="0.2472326"/>
          <table:table-cell office:value-type="float" office:value="0.0342944"/>
          <table:table-cell office:value-type="float" office:value="0.6981978"/>
          <table:table-cell office:value-type="float" office:value="0.2472326"/>
          <table:table-cell office:value-type="float" office:value="0.0404944"/>
          <table:table-cell office:value-type="float" office:value="0.6981978"/>
          <table:table-cell office:value-type="float" office:value="0.2472325"/>
          <table:table-cell office:value-type="float" office:value="0.0466944"/>
          <table:table-cell office:value-type="float" office:value="0.6981978"/>
          <table:table-cell office:value-type="float" office:value="0.2472325"/>
          <table:table-cell office:value-type="float" office:value="0.0528944"/>
          <table:table-cell office:value-type="float" office:value="0.6919979"/>
          <table:table-cell office:value-type="float" office:value="0.2472326"/>
          <table:table-cell office:value-type="float" office:value="0.0218944"/>
          <table:table-cell office:value-type="float" office:value="0.6919979"/>
          <table:table-cell office:value-type="float" office:value="0.2472326"/>
          <table:table-cell office:value-type="float" office:value="0.0280944"/>
          <table:table-cell office:value-type="float" office:value="0.6919979"/>
          <table:table-cell office:value-type="float" office:value="0.2472326"/>
          <table:table-cell office:value-type="float" office:value="0.0342944"/>
          <table:table-cell office:value-type="float" office:value="0.6919978"/>
          <table:table-cell office:value-type="float" office:value="0.2472325"/>
          <table:table-cell office:value-type="float" office:value="0.0404944"/>
          <table:table-cell office:value-type="float" office:value="0.6919978"/>
          <table:table-cell office:value-type="float" office:value="0.2472325"/>
          <table:table-cell office:value-type="float" office:value="0.0466944"/>
          <table:table-cell office:value-type="float" office:value="0.6919978"/>
          <table:table-cell office:value-type="float" office:value="0.2472325"/>
          <table:table-cell office:value-type="float" office:value="0.0528944"/>
        </table:table-row>
        <table:table-row>
          <table:table-cell>
            <text:p>x_plus_4</text:p>
          </table:table-cell>
          <table:table-cell office:value-type="float" office:value="0.0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1:54:46</text:p>
          </table:table-cell>
          <table:table-cell office:value-type="float" office:value="-0.0008453"/>
          <table:table-cell office:value-type="float" office:value="0.6960968"/>
          <table:table-cell office:value-type="float" office:value="0.6952515"/>
          <table:table-cell office:value-type="float" office:value="0.2472042"/>
          <table:table-cell office:value-type="float" office:value="0.0365164"/>
          <table:table-cell office:value-type="float" office:value="10"/>
          <table:table-cell office:value-type="float" office:value="1.3008315563201904"/>
          <table:table-cell office:value-type="float" office:value="0.2861799895763397"/>
          <table:table-cell office:value-type="float" office:value="1.0146515667438507"/>
          <table:table-cell office:value-type="float" office:value="0.5670898497104645"/>
          <table:table-cell office:value-type="float" office:value="0.30202670941594206"/>
          <table:table-cell office:value-type="float" office:value="0.41245015263557433"/>
          <table:table-cell office:value-type="float" office:value="0.7217295467853546"/>
          <table:table-cell office:value-type="float" office:value="0.3092793941497803"/>
          <table:table-cell office:value-type="float" office:value="0.4146084"/>
          <table:table-cell office:value-type="float" office:value="0.28618"/>
          <table:table-cell office:value-type="float" office:value="0.41123"/>
          <table:table-cell office:value-type="float" office:value="0.5419462"/>
          <table:table-cell office:value-type="float" office:value="0.4082862"/>
          <table:table-cell office:value-type="float" office:value="0.0303646"/>
          <table:table-cell office:value-type="float" office:value="0.3898854"/>
          <table:table-cell office:value-type="float" office:value="0.4735008"/>
          <table:table-cell office:value-type="float" office:value="0.57728"/>
          <table:table-cell office:value-type="float" office:value="1.3008316"/>
          <table:table-cell office:value-type="float" office:value="0.86715"/>
          <table:table-cell office:value-type="float" office:value="-0.0138908"/>
          <table:table-cell office:value-type="float" office:value="0.6991968"/>
          <table:table-cell office:value-type="float" office:value="0.2472043"/>
          <table:table-cell office:value-type="float" office:value="0.0219025"/>
          <table:table-cell office:value-type="float" office:value="0.6991968"/>
          <table:table-cell office:value-type="float" office:value="0.2472043"/>
          <table:table-cell office:value-type="float" office:value="0.0281025"/>
          <table:table-cell office:value-type="float" office:value="0.6991968"/>
          <table:table-cell office:value-type="float" office:value="0.2472042"/>
          <table:table-cell office:value-type="float" office:value="0.0343025"/>
          <table:table-cell office:value-type="float" office:value="0.6991968"/>
          <table:table-cell office:value-type="float" office:value="0.2472042"/>
          <table:table-cell office:value-type="float" office:value="0.0405025"/>
          <table:table-cell office:value-type="float" office:value="0.6991969"/>
          <table:table-cell office:value-type="float" office:value="0.2472042"/>
          <table:table-cell office:value-type="float" office:value="0.0467025"/>
          <table:table-cell office:value-type="float" office:value="0.6991969"/>
          <table:table-cell office:value-type="float" office:value="0.2472042"/>
          <table:table-cell office:value-type="float" office:value="0.0529025"/>
          <table:table-cell office:value-type="float" office:value="0.6929968"/>
          <table:table-cell office:value-type="float" office:value="0.2472042"/>
          <table:table-cell office:value-type="float" office:value="0.0219025"/>
          <table:table-cell office:value-type="float" office:value="0.6929968"/>
          <table:table-cell office:value-type="float" office:value="0.2472042"/>
          <table:table-cell office:value-type="float" office:value="0.0281025"/>
          <table:table-cell office:value-type="float" office:value="0.6929968"/>
          <table:table-cell office:value-type="float" office:value="0.2472042"/>
          <table:table-cell office:value-type="float" office:value="0.0343025"/>
          <table:table-cell office:value-type="float" office:value="0.6929968"/>
          <table:table-cell office:value-type="float" office:value="0.2472042"/>
          <table:table-cell office:value-type="float" office:value="0.0405025"/>
          <table:table-cell office:value-type="float" office:value="0.6929969"/>
          <table:table-cell office:value-type="float" office:value="0.2472042"/>
          <table:table-cell office:value-type="float" office:value="0.0467025"/>
          <table:table-cell office:value-type="float" office:value="0.6929969"/>
          <table:table-cell office:value-type="float" office:value="0.2472042"/>
          <table:table-cell office:value-type="float" office:value="0.0529025"/>
        </table:table-row>
        <table:table-row>
          <table:table-cell>
            <text:p>x_plus_5</text:p>
          </table:table-cell>
          <table:table-cell office:value-type="float" office:value="0.0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1:54:59</text:p>
          </table:table-cell>
          <table:table-cell office:value-type="float" office:value="-0.0011776"/>
          <table:table-cell office:value-type="float" office:value="0.6970985"/>
          <table:table-cell office:value-type="float" office:value="0.6959209"/>
          <table:table-cell office:value-type="float" office:value="0.2472028"/>
          <table:table-cell office:value-type="float" office:value="0.0363592"/>
          <table:table-cell office:value-type="float" office:value="10"/>
          <table:table-cell office:value-type="float" office:value="1.4123516082763672"/>
          <table:table-cell office:value-type="float" office:value="0.2656799852848053"/>
          <table:table-cell office:value-type="float" office:value="1.146671622991562"/>
          <table:table-cell office:value-type="float" office:value="0.5565528571605682"/>
          <table:table-cell office:value-type="float" office:value="0.3505435058071028"/>
          <table:table-cell office:value-type="float" office:value="0.34512816071510316"/>
          <table:table-cell office:value-type="float" office:value="0.7679775536060334"/>
          <table:table-cell office:value-type="float" office:value="0.4228493928909302"/>
          <table:table-cell office:value-type="float" office:value="0.3801684"/>
          <table:table-cell office:value-type="float" office:value="0.26568"/>
          <table:table-cell office:value-type="float" office:value="0.37023"/>
          <table:table-cell office:value-type="float" office:value="0.4033662"/>
          <table:table-cell office:value-type="float" office:value="0.3061962"/>
          <table:table-cell office:value-type="float" office:value="0.0295446"/>
          <table:table-cell office:value-type="float" office:value="0.4128454"/>
          <table:table-cell office:value-type="float" office:value="0.5071208"/>
          <table:table-cell office:value-type="float" office:value="0.61951"/>
          <table:table-cell office:value-type="float" office:value="1.4123516"/>
          <table:table-cell office:value-type="float" office:value="0.88806"/>
          <table:table-cell office:value-type="float" office:value="-0.0138908"/>
          <table:table-cell office:value-type="float" office:value="0.7001985"/>
          <table:table-cell office:value-type="float" office:value="0.2472029"/>
          <table:table-cell office:value-type="float" office:value="0.0219034"/>
          <table:table-cell office:value-type="float" office:value="0.7001985"/>
          <table:table-cell office:value-type="float" office:value="0.2472029"/>
          <table:table-cell office:value-type="float" office:value="0.0281034"/>
          <table:table-cell office:value-type="float" office:value="0.7001985"/>
          <table:table-cell office:value-type="float" office:value="0.2472028"/>
          <table:table-cell office:value-type="float" office:value="0.0343034"/>
          <table:table-cell office:value-type="float" office:value="0.7001985"/>
          <table:table-cell office:value-type="float" office:value="0.2472028"/>
          <table:table-cell office:value-type="float" office:value="0.0405034"/>
          <table:table-cell office:value-type="float" office:value="0.7001985"/>
          <table:table-cell office:value-type="float" office:value="0.2472027"/>
          <table:table-cell office:value-type="float" office:value="0.0467034"/>
          <table:table-cell office:value-type="float" office:value="0.7001985"/>
          <table:table-cell office:value-type="float" office:value="0.2472027"/>
          <table:table-cell office:value-type="float" office:value="0.0529034"/>
          <table:table-cell office:value-type="float" office:value="0.6939985"/>
          <table:table-cell office:value-type="float" office:value="0.2472029"/>
          <table:table-cell office:value-type="float" office:value="0.0219034"/>
          <table:table-cell office:value-type="float" office:value="0.6939985"/>
          <table:table-cell office:value-type="float" office:value="0.2472029"/>
          <table:table-cell office:value-type="float" office:value="0.0281034"/>
          <table:table-cell office:value-type="float" office:value="0.6939985"/>
          <table:table-cell office:value-type="float" office:value="0.2472028"/>
          <table:table-cell office:value-type="float" office:value="0.0343034"/>
          <table:table-cell office:value-type="float" office:value="0.6939985"/>
          <table:table-cell office:value-type="float" office:value="0.2472028"/>
          <table:table-cell office:value-type="float" office:value="0.0405034"/>
          <table:table-cell office:value-type="float" office:value="0.6939985"/>
          <table:table-cell office:value-type="float" office:value="0.2472027"/>
          <table:table-cell office:value-type="float" office:value="0.0467034"/>
          <table:table-cell office:value-type="float" office:value="0.6939985"/>
          <table:table-cell office:value-type="float" office:value="0.2472027"/>
          <table:table-cell office:value-type="float" office:value="0.0529034"/>
        </table:table-row>
        <table:table-row>
          <table:table-cell>
            <text:p>x_plus_6</text:p>
          </table:table-cell>
          <table:table-cell office:value-type="float" office:value="0.0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1:55:11</text:p>
          </table:table-cell>
          <table:table-cell office:value-type="float" office:value="-0.0015615"/>
          <table:table-cell office:value-type="float" office:value="0.6980925"/>
          <table:table-cell office:value-type="float" office:value="0.6965309"/>
          <table:table-cell office:value-type="float" office:value="0.2471985"/>
          <table:table-cell office:value-type="float" office:value="0.0363016"/>
          <table:table-cell office:value-type="float" office:value="10"/>
          <table:table-cell office:value-type="float" office:value="1.533301591873169"/>
          <table:table-cell office:value-type="float" office:value="0.19885000586509705"/>
          <table:table-cell office:value-type="float" office:value="1.334451586008072"/>
          <table:table-cell office:value-type="float" office:value="0.5442528605461121"/>
          <table:table-cell office:value-type="float" office:value="0.4097250102080933"/>
          <table:table-cell office:value-type="float" office:value="0.2700981616973877"/>
          <table:table-cell office:value-type="float" office:value="0.8184075593948364"/>
          <table:table-cell office:value-type="float" office:value="0.5483093976974487"/>
          <table:table-cell office:value-type="float" office:value="0.3367084"/>
          <table:table-cell office:value-type="float" office:value="0.19885"/>
          <table:table-cell office:value-type="float" office:value="0.28208"/>
          <table:table-cell office:value-type="float" office:value="0.3012762"/>
          <table:table-cell office:value-type="float" office:value="0.2315762"/>
          <table:table-cell office:value-type="float" office:value="0.0303646"/>
          <table:table-cell office:value-type="float" office:value="0.4554854"/>
          <table:table-cell office:value-type="float" office:value="0.5473008"/>
          <table:table-cell office:value-type="float" office:value="0.66051"/>
          <table:table-cell office:value-type="float" office:value="1.5333016"/>
          <table:table-cell office:value-type="float" office:value="0.89544"/>
          <table:table-cell office:value-type="float" office:value="-0.0147108"/>
          <table:table-cell office:value-type="float" office:value="0.7011924"/>
          <table:table-cell office:value-type="float" office:value="0.2471985"/>
          <table:table-cell office:value-type="float" office:value="0.0218988"/>
          <table:table-cell office:value-type="float" office:value="0.7011925"/>
          <table:table-cell office:value-type="float" office:value="0.2471985"/>
          <table:table-cell office:value-type="float" office:value="0.0280988"/>
          <table:table-cell office:value-type="float" office:value="0.7011925"/>
          <table:table-cell office:value-type="float" office:value="0.2471986"/>
          <table:table-cell office:value-type="float" office:value="0.0342988"/>
          <table:table-cell office:value-type="float" office:value="0.7011925"/>
          <table:table-cell office:value-type="float" office:value="0.2471986"/>
          <table:table-cell office:value-type="float" office:value="0.0404988"/>
          <table:table-cell office:value-type="float" office:value="0.7011925"/>
          <table:table-cell office:value-type="float" office:value="0.2471986"/>
          <table:table-cell office:value-type="float" office:value="0.0466988"/>
          <table:table-cell office:value-type="float" office:value="0.7011926"/>
          <table:table-cell office:value-type="float" office:value="0.2471986"/>
          <table:table-cell office:value-type="float" office:value="0.0528988"/>
          <table:table-cell office:value-type="float" office:value="0.6949924"/>
          <table:table-cell office:value-type="float" office:value="0.2471985"/>
          <table:table-cell office:value-type="float" office:value="0.0218988"/>
          <table:table-cell office:value-type="float" office:value="0.6949925"/>
          <table:table-cell office:value-type="float" office:value="0.2471985"/>
          <table:table-cell office:value-type="float" office:value="0.0280988"/>
          <table:table-cell office:value-type="float" office:value="0.6949925"/>
          <table:table-cell office:value-type="float" office:value="0.2471985"/>
          <table:table-cell office:value-type="float" office:value="0.0342988"/>
          <table:table-cell office:value-type="float" office:value="0.6949925"/>
          <table:table-cell office:value-type="float" office:value="0.2471985"/>
          <table:table-cell office:value-type="float" office:value="0.0404988"/>
          <table:table-cell office:value-type="float" office:value="0.6949925"/>
          <table:table-cell office:value-type="float" office:value="0.2471986"/>
          <table:table-cell office:value-type="float" office:value="0.0466988"/>
          <table:table-cell office:value-type="float" office:value="0.6949926"/>
          <table:table-cell office:value-type="float" office:value="0.2471986"/>
          <table:table-cell office:value-type="float" office:value="0.0528988"/>
        </table:table-row>
        <table:table-row>
          <table:table-cell>
            <text:p>x_plus_7</text:p>
          </table:table-cell>
          <table:table-cell office:value-type="float" office:value="0.0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1:55:24</text:p>
          </table:table-cell>
          <table:table-cell office:value-type="float" office:value="-0.0020065"/>
          <table:table-cell office:value-type="float" office:value="0.6991054"/>
          <table:table-cell office:value-type="float" office:value="0.6970989"/>
          <table:table-cell office:value-type="float" office:value="0.2472126"/>
          <table:table-cell office:value-type="float" office:value="0.0360996"/>
          <table:table-cell office:value-type="float" office:value="10"/>
          <table:table-cell office:value-type="float" office:value="1.6550716161727905"/>
          <table:table-cell office:value-type="float" office:value="0.1098800003528595"/>
          <table:table-cell office:value-type="float" office:value="1.545191615819931"/>
          <table:table-cell office:value-type="float" office:value="0.5372008651494979"/>
          <table:table-cell office:value-type="float" office:value="0.47327182218495667"/>
          <table:table-cell office:value-type="float" office:value="0.1894921600818634"/>
          <table:table-cell office:value-type="float" office:value="0.8849095702171326"/>
          <table:table-cell office:value-type="float" office:value="0.6954174101352691"/>
          <table:table-cell office:value-type="float" office:value="0.2588084"/>
          <table:table-cell office:value-type="float" office:value="0.10988"/>
          <table:table-cell office:value-type="float" office:value="0.18983"/>
          <table:table-cell office:value-type="float" office:value="0.2229662"/>
          <table:table-cell office:value-type="float" office:value="0.1659762"/>
          <table:table-cell office:value-type="float" office:value="0.0311846"/>
          <table:table-cell office:value-type="float" office:value="0.5411754"/>
          <table:table-cell office:value-type="float" office:value="0.6375008"/>
          <table:table-cell office:value-type="float" office:value="0.74292"/>
          <table:table-cell office:value-type="float" office:value="1.6550716"/>
          <table:table-cell office:value-type="float" office:value="0.84788"/>
          <table:table-cell office:value-type="float" office:value="-0.0134808"/>
          <table:table-cell office:value-type="float" office:value="0.7022053"/>
          <table:table-cell office:value-type="float" office:value="0.2472126"/>
          <table:table-cell office:value-type="float" office:value="0.021901"/>
          <table:table-cell office:value-type="float" office:value="0.7022053"/>
          <table:table-cell office:value-type="float" office:value="0.2472126"/>
          <table:table-cell office:value-type="float" office:value="0.028101"/>
          <table:table-cell office:value-type="float" office:value="0.7022054"/>
          <table:table-cell office:value-type="float" office:value="0.2472126"/>
          <table:table-cell office:value-type="float" office:value="0.034301"/>
          <table:table-cell office:value-type="float" office:value="0.7022054"/>
          <table:table-cell office:value-type="float" office:value="0.2472126"/>
          <table:table-cell office:value-type="float" office:value="0.040501"/>
          <table:table-cell office:value-type="float" office:value="0.7022055"/>
          <table:table-cell office:value-type="float" office:value="0.2472127"/>
          <table:table-cell office:value-type="float" office:value="0.046701"/>
          <table:table-cell office:value-type="float" office:value="0.7022055"/>
          <table:table-cell office:value-type="float" office:value="0.2472127"/>
          <table:table-cell office:value-type="float" office:value="0.052901"/>
          <table:table-cell office:value-type="float" office:value="0.6960053"/>
          <table:table-cell office:value-type="float" office:value="0.2472126"/>
          <table:table-cell office:value-type="float" office:value="0.021901"/>
          <table:table-cell office:value-type="float" office:value="0.6960053"/>
          <table:table-cell office:value-type="float" office:value="0.2472126"/>
          <table:table-cell office:value-type="float" office:value="0.028101"/>
          <table:table-cell office:value-type="float" office:value="0.6960054"/>
          <table:table-cell office:value-type="float" office:value="0.2472126"/>
          <table:table-cell office:value-type="float" office:value="0.034301"/>
          <table:table-cell office:value-type="float" office:value="0.6960054"/>
          <table:table-cell office:value-type="float" office:value="0.2472126"/>
          <table:table-cell office:value-type="float" office:value="0.040501"/>
          <table:table-cell office:value-type="float" office:value="0.6960055"/>
          <table:table-cell office:value-type="float" office:value="0.2472126"/>
          <table:table-cell office:value-type="float" office:value="0.046701"/>
          <table:table-cell office:value-type="float" office:value="0.6960055"/>
          <table:table-cell office:value-type="float" office:value="0.2472127"/>
          <table:table-cell office:value-type="float" office:value="0.052901"/>
        </table:table-row>
        <table:table-row>
          <table:table-cell>
            <text:p>x_plus_8</text:p>
          </table:table-cell>
          <table:table-cell office:value-type="float" office:value="0.0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1:55:37</text:p>
          </table:table-cell>
          <table:table-cell office:value-type="float" office:value="-0.00251"/>
          <table:table-cell office:value-type="float" office:value="0.7000994"/>
          <table:table-cell office:value-type="float" office:value="0.6975895"/>
          <table:table-cell office:value-type="float" office:value="0.2471985"/>
          <table:table-cell office:value-type="float" office:value="0.0355136"/>
          <table:table-cell office:value-type="float" office:value="8"/>
          <table:table-cell office:value-type="float" office:value="1.5456016063690186"/>
          <table:table-cell office:value-type="float" office:value="0.03813000023365021"/>
          <table:table-cell office:value-type="float" office:value="1.5074716061353683"/>
          <table:table-cell office:value-type="float" office:value="0.48279386684298514"/>
          <table:table-cell office:value-type="float" office:value="0.4697620198554974"/>
          <table:table-cell office:value-type="float" office:value="0.11495416015386581"/>
          <table:table-cell office:value-type="float" office:value="0.8506335735321044"/>
          <table:table-cell office:value-type="float" office:value="0.7356794133782386"/>
          <table:table-cell office:value-type="float" office:value="0.2009984"/>
          <table:table-cell office:value-type="float" office:value="0.03813"/>
          <table:table-cell office:value-type="float" office:value="0.11234"/>
          <table:table-cell office:value-type="float" office:value="0.1339962"/>
          <table:table-cell office:value-type="float" office:value="0.0893062"/>
          <table:table-cell office:value-type="float" office:value="0.0303646"/>
          <table:table-cell office:value-type="float" office:value="0.5891454"/>
          <table:table-cell office:value-type="float" office:value="0.6502108"/>
          <table:table-cell office:value-type="float" office:value="0.73185"/>
          <table:table-cell office:value-type="float" office:value="1.5456016"/>
          <table:table-cell office:value-type="float" office:value="0.73636"/>
          <table:table-cell office:value-type="float" office:value="-0.0130708"/>
          <table:table-cell office:value-type="float" office:value="0.7031994"/>
          <table:table-cell office:value-type="float" office:value="0.2471986"/>
          <table:table-cell office:value-type="float" office:value="0.0218977"/>
          <table:table-cell office:value-type="float" office:value="0.7031994"/>
          <table:table-cell office:value-type="float" office:value="0.2471985"/>
          <table:table-cell office:value-type="float" office:value="0.0280977"/>
          <table:table-cell office:value-type="float" office:value="0.7031994"/>
          <table:table-cell office:value-type="float" office:value="0.2471985"/>
          <table:table-cell office:value-type="float" office:value="0.0342977"/>
          <table:table-cell office:value-type="float" office:value="0.7031994"/>
          <table:table-cell office:value-type="float" office:value="0.2471984"/>
          <table:table-cell office:value-type="float" office:value="0.0404977"/>
          <table:table-cell office:value-type="float" office:value="0.7031995"/>
          <table:table-cell office:value-type="float" office:value="0.2471984"/>
          <table:table-cell office:value-type="float" office:value="0.0466977"/>
          <table:table-cell office:value-type="float" office:value="0.7031995"/>
          <table:table-cell office:value-type="float" office:value="0.2471984"/>
          <table:table-cell office:value-type="float" office:value="0.0528977"/>
          <table:table-cell office:value-type="float" office:value="0.6969994"/>
          <table:table-cell office:value-type="float" office:value="0.2471986"/>
          <table:table-cell office:value-type="float" office:value="0.0218977"/>
          <table:table-cell office:value-type="float" office:value="0.6969994"/>
          <table:table-cell office:value-type="float" office:value="0.2471985"/>
          <table:table-cell office:value-type="float" office:value="0.0280977"/>
          <table:table-cell office:value-type="float" office:value="0.6969994"/>
          <table:table-cell office:value-type="float" office:value="0.2471985"/>
          <table:table-cell office:value-type="float" office:value="0.0342977"/>
          <table:table-cell office:value-type="float" office:value="0.6969994"/>
          <table:table-cell office:value-type="float" office:value="0.2471984"/>
          <table:table-cell office:value-type="float" office:value="0.0404977"/>
          <table:table-cell office:value-type="float" office:value="0.6969995"/>
          <table:table-cell office:value-type="float" office:value="0.2471984"/>
          <table:table-cell office:value-type="float" office:value="0.0466977"/>
          <table:table-cell office:value-type="float" office:value="0.6969995"/>
          <table:table-cell office:value-type="float" office:value="0.2471984"/>
          <table:table-cell office:value-type="float" office:value="0.0528977"/>
        </table:table-row>
        <table:table-row>
          <table:table-cell>
            <text:p>x_plus_9</text:p>
          </table:table-cell>
          <table:table-cell office:value-type="float" office:value="0.0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1:55:50</text:p>
          </table:table-cell>
          <table:table-cell office:value-type="float" office:value="-0.0027218"/>
          <table:table-cell office:value-type="float" office:value="0.7010999"/>
          <table:table-cell office:value-type="float" office:value="0.6983782"/>
          <table:table-cell office:value-type="float" office:value="0.2472036"/>
          <table:table-cell office:value-type="float" office:value="0.0325079"/>
          <table:table-cell office:value-type="float" office:value="6"/>
          <table:table-cell office:value-type="float" office:value="0.616951584815979"/>
          <table:table-cell office:value-type="float" office:value="-0.013120000250637531"/>
          <table:table-cell office:value-type="float" office:value="0.6300715850666165"/>
          <table:table-cell office:value-type="float" office:value="0.2712338580749929"/>
          <table:table-cell office:value-type="float" office:value="0.24201625146158207"/>
          <table:table-cell office:value-type="float" office:value="0.06001416128128767"/>
          <table:table-cell office:value-type="float" office:value="0.4824535548686981"/>
          <table:table-cell office:value-type="float" office:value="0.42243939358741045"/>
          <table:table-cell office:value-type="float" office:value="0.1567184"/>
          <table:table-cell office:value-type="float" office:value="-0.01312"/>
          <table:table-cell office:value-type="float" office:value="0.05863"/>
          <table:table-cell office:value-type="float" office:value="0.0618362"/>
          <table:table-cell office:value-type="float" office:value="0.0360062"/>
          <table:table-cell office:value-type="float" office:value="0.0303646"/>
          <table:table-cell office:value-type="float" office:value="0.5944754"/>
          <table:table-cell office:value-type="float" office:value="0.4612008"/>
          <table:table-cell office:value-type="float" office:value="0.43788"/>
          <table:table-cell office:value-type="float" office:value="0.6169516"/>
          <table:table-cell office:value-type="float" office:value="0.30176"/>
          <table:table-cell office:value-type="float" office:value="-0.0147108"/>
          <table:table-cell office:value-type="float" office:value="0.7041999"/>
          <table:table-cell office:value-type="float" office:value="0.2472039"/>
          <table:table-cell office:value-type="float" office:value="0.0219014"/>
          <table:table-cell office:value-type="float" office:value="0.7041999"/>
          <table:table-cell office:value-type="float" office:value="0.2472038"/>
          <table:table-cell office:value-type="float" office:value="0.0281014"/>
          <table:table-cell office:value-type="float" office:value="0.7041999"/>
          <table:table-cell office:value-type="float" office:value="0.2472037"/>
          <table:table-cell office:value-type="float" office:value="0.0343014"/>
          <table:table-cell office:value-type="float" office:value="0.7042"/>
          <table:table-cell office:value-type="float" office:value="0.2472036"/>
          <table:table-cell office:value-type="float" office:value="0.0405014"/>
          <table:table-cell office:value-type="float" office:value="0.7042"/>
          <table:table-cell office:value-type="float" office:value="0.2472035"/>
          <table:table-cell office:value-type="float" office:value="0.0467014"/>
          <table:table-cell office:value-type="float" office:value="0.7042"/>
          <table:table-cell office:value-type="float" office:value="0.2472033"/>
          <table:table-cell office:value-type="float" office:value="0.0529014"/>
          <table:table-cell office:value-type="float" office:value="0.6979999"/>
          <table:table-cell office:value-type="float" office:value="0.2472038"/>
          <table:table-cell office:value-type="float" office:value="0.0219014"/>
          <table:table-cell office:value-type="float" office:value="0.6979999"/>
          <table:table-cell office:value-type="float" office:value="0.2472037"/>
          <table:table-cell office:value-type="float" office:value="0.0281014"/>
          <table:table-cell office:value-type="float" office:value="0.6979999"/>
          <table:table-cell office:value-type="float" office:value="0.2472036"/>
          <table:table-cell office:value-type="float" office:value="0.0343014"/>
          <table:table-cell office:value-type="float" office:value="0.698"/>
          <table:table-cell office:value-type="float" office:value="0.2472034"/>
          <table:table-cell office:value-type="float" office:value="0.0405014"/>
          <table:table-cell office:value-type="float" office:value="0.698"/>
          <table:table-cell office:value-type="float" office:value="0.2472033"/>
          <table:table-cell office:value-type="float" office:value="0.0467014"/>
          <table:table-cell office:value-type="float" office:value="0.698"/>
          <table:table-cell office:value-type="float" office:value="0.2472032"/>
          <table:table-cell office:value-type="float" office:value="0.0529014"/>
        </table:table-row>
        <table:table-row>
          <table:table-cell>
            <text:p>x_plus_10</text:p>
          </table:table-cell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1:56:02</text:p>
          </table:table-cell>
          <table:table-cell office:value-type="float" office:value="-0.0024889"/>
          <table:table-cell office:value-type="float" office:value="0.7020935"/>
          <table:table-cell office:value-type="float" office:value="0.6996046"/>
          <table:table-cell office:value-type="float" office:value="0.2472112"/>
          <table:table-cell office:value-type="float" office:value="0.027682"/>
          <table:table-cell office:value-type="float" office:value="5"/>
          <table:table-cell office:value-type="float" office:value="0.4747554063796997"/>
          <table:table-cell office:value-type="float" office:value="-0.052480001002550125"/>
          <table:table-cell office:value-type="float" office:value="0.5272354073822498"/>
          <table:table-cell office:value-type="float" office:value="0.1253968605771661"/>
          <table:table-cell office:value-type="float" office:value="0.1525685037413362"/>
          <table:table-cell office:value-type="float" office:value="0.024016160145401956"/>
          <table:table-cell office:value-type="float" office:value="0.2267775610089302"/>
          <table:table-cell office:value-type="float" office:value="0.20276140086352826"/>
          <table:table-cell office:value-type="float" office:value="0.1157184"/>
          <table:table-cell office:value-type="float" office:value="-0.05248"/>
          <table:table-cell office:value-type="float" office:value="0.01599"/>
          <table:table-cell office:value-type="float" office:value="0.0241162"/>
          <table:table-cell office:value-type="float" office:value="0.0167362"/>
          <table:table-cell office:value-type="float" office:value="0.0291346"/>
          <table:table-cell office:value-type="float" office:value="0.4747554"/>
          <table:table-cell office:value-type="float" office:value="0.2504608"/>
          <table:table-cell office:value-type="float" office:value="0.15826"/>
          <table:table-cell office:value-type="float" office:value="0.1749716"/>
          <table:table-cell office:value-type="float" office:value="0.07544"/>
          <table:table-cell office:value-type="float" office:value="-0.0155308"/>
          <table:table-cell office:value-type="float" office:value="0.7051936"/>
          <table:table-cell office:value-type="float" office:value="0.2472112"/>
          <table:table-cell office:value-type="float" office:value="0.0219164"/>
          <table:table-cell office:value-type="float" office:value="0.7051935"/>
          <table:table-cell office:value-type="float" office:value="0.2472112"/>
          <table:table-cell office:value-type="float" office:value="0.0281164"/>
          <table:table-cell office:value-type="float" office:value="0.7051935"/>
          <table:table-cell office:value-type="float" office:value="0.2472112"/>
          <table:table-cell office:value-type="float" office:value="0.0343164"/>
          <table:table-cell office:value-type="float" office:value="0.7051935"/>
          <table:table-cell office:value-type="float" office:value="0.2472112"/>
          <table:table-cell office:value-type="float" office:value="0.0405164"/>
          <table:table-cell office:value-type="float" office:value="0.7051935"/>
          <table:table-cell office:value-type="float" office:value="0.2472112"/>
          <table:table-cell office:value-type="float" office:value="0.0467164"/>
          <table:table-cell office:value-type="float" office:value="0.7051934"/>
          <table:table-cell office:value-type="float" office:value="0.2472112"/>
          <table:table-cell office:value-type="float" office:value="0.0529164"/>
          <table:table-cell office:value-type="float" office:value="0.6989936"/>
          <table:table-cell office:value-type="float" office:value="0.2472112"/>
          <table:table-cell office:value-type="float" office:value="0.0219164"/>
          <table:table-cell office:value-type="float" office:value="0.6989935"/>
          <table:table-cell office:value-type="float" office:value="0.2472112"/>
          <table:table-cell office:value-type="float" office:value="0.0281164"/>
          <table:table-cell office:value-type="float" office:value="0.6989935"/>
          <table:table-cell office:value-type="float" office:value="0.2472112"/>
          <table:table-cell office:value-type="float" office:value="0.0343164"/>
          <table:table-cell office:value-type="float" office:value="0.6989935"/>
          <table:table-cell office:value-type="float" office:value="0.2472112"/>
          <table:table-cell office:value-type="float" office:value="0.0405164"/>
          <table:table-cell office:value-type="float" office:value="0.6989935"/>
          <table:table-cell office:value-type="float" office:value="0.2472112"/>
          <table:table-cell office:value-type="float" office:value="0.0467164"/>
          <table:table-cell office:value-type="float" office:value="0.6989934"/>
          <table:table-cell office:value-type="float" office:value="0.2472112"/>
          <table:table-cell office:value-type="float" office:value="0.0529164"/>
        </table:table-row>
        <table:table-row>
          <table:table-cell>
            <text:p>x_minus_1</text:p>
          </table:table-cell>
          <table:table-cell office:value-type="float" office:value="-0.0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1:56:15</text:p>
          </table:table-cell>
          <table:table-cell office:value-type="float" office:value="-0.0001406"/>
          <table:table-cell office:value-type="float" office:value="0.6910961"/>
          <table:table-cell office:value-type="float" office:value="0.6909555"/>
          <table:table-cell office:value-type="float" office:value="0.2472064"/>
          <table:table-cell office:value-type="float" office:value="0.0372583"/>
          <table:table-cell office:value-type="float" office:value="10"/>
          <table:table-cell office:value-type="float" office:value="1.0917315483093262"/>
          <table:table-cell office:value-type="float" office:value="0.2861554026603699"/>
          <table:table-cell office:value-type="float" office:value="0.8055761456489563"/>
          <table:table-cell office:value-type="float" office:value="0.5757408529520035"/>
          <table:table-cell office:value-type="float" office:value="0.2681552050155129"/>
          <table:table-cell office:value-type="float" office:value="0.549636161327362"/>
          <table:table-cell office:value-type="float" office:value="0.6018455445766449"/>
          <table:table-cell office:value-type="float" office:value="0.052209383249282815"/>
          <table:table-cell office:value-type="float" office:value="0.4207584"/>
          <table:table-cell office:value-type="float" office:value="0.32759"/>
          <table:table-cell office:value-type="float" office:value="0.49405"/>
          <table:table-cell office:value-type="float" office:value="0.8728162"/>
          <table:table-cell office:value-type="float" office:value="0.6329662"/>
          <table:table-cell office:value-type="float" office:value="0.0303646"/>
          <table:table-cell office:value-type="float" office:value="0.2861554"/>
          <table:table-cell office:value-type="float" office:value="0.3558308"/>
          <table:table-cell office:value-type="float" office:value="0.46863"/>
          <table:table-cell office:value-type="float" office:value="1.0917315"/>
          <table:table-cell office:value-type="float" office:value="0.80688"/>
          <table:table-cell office:value-type="float" office:value="-0.0143008"/>
          <table:table-cell office:value-type="float" office:value="0.6941961"/>
          <table:table-cell office:value-type="float" office:value="0.2472064"/>
          <table:table-cell office:value-type="float" office:value="0.0219001"/>
          <table:table-cell office:value-type="float" office:value="0.6941961"/>
          <table:table-cell office:value-type="float" office:value="0.2472064"/>
          <table:table-cell office:value-type="float" office:value="0.0281001"/>
          <table:table-cell office:value-type="float" office:value="0.6941961"/>
          <table:table-cell office:value-type="float" office:value="0.2472064"/>
          <table:table-cell office:value-type="float" office:value="0.0343001"/>
          <table:table-cell office:value-type="float" office:value="0.6941961"/>
          <table:table-cell office:value-type="float" office:value="0.2472064"/>
          <table:table-cell office:value-type="float" office:value="0.0405001"/>
          <table:table-cell office:value-type="float" office:value="0.6941961"/>
          <table:table-cell office:value-type="float" office:value="0.2472065"/>
          <table:table-cell office:value-type="float" office:value="0.0467001"/>
          <table:table-cell office:value-type="float" office:value="0.694196"/>
          <table:table-cell office:value-type="float" office:value="0.2472065"/>
          <table:table-cell office:value-type="float" office:value="0.0529001"/>
          <table:table-cell office:value-type="float" office:value="0.6879961"/>
          <table:table-cell office:value-type="float" office:value="0.2472064"/>
          <table:table-cell office:value-type="float" office:value="0.0219001"/>
          <table:table-cell office:value-type="float" office:value="0.6879961"/>
          <table:table-cell office:value-type="float" office:value="0.2472064"/>
          <table:table-cell office:value-type="float" office:value="0.0281001"/>
          <table:table-cell office:value-type="float" office:value="0.6879961"/>
          <table:table-cell office:value-type="float" office:value="0.2472064"/>
          <table:table-cell office:value-type="float" office:value="0.0343001"/>
          <table:table-cell office:value-type="float" office:value="0.6879961"/>
          <table:table-cell office:value-type="float" office:value="0.2472065"/>
          <table:table-cell office:value-type="float" office:value="0.0405001"/>
          <table:table-cell office:value-type="float" office:value="0.6879961"/>
          <table:table-cell office:value-type="float" office:value="0.2472065"/>
          <table:table-cell office:value-type="float" office:value="0.0467001"/>
          <table:table-cell office:value-type="float" office:value="0.687996"/>
          <table:table-cell office:value-type="float" office:value="0.2472065"/>
          <table:table-cell office:value-type="float" office:value="0.0529001"/>
        </table:table-row>
        <table:table-row>
          <table:table-cell>
            <text:p>x_minus_2</text:p>
          </table:table-cell>
          <table:table-cell office:value-type="float" office:value="-0.0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1:56:28</text:p>
          </table:table-cell>
          <table:table-cell office:value-type="float" office:value="-2.79e-05"/>
          <table:table-cell office:value-type="float" office:value="0.6900985"/>
          <table:table-cell office:value-type="float" office:value="0.6900707"/>
          <table:table-cell office:value-type="float" office:value="0.2472062"/>
          <table:table-cell office:value-type="float" office:value="0.0370612"/>
          <table:table-cell office:value-type="float" office:value="10"/>
          <table:table-cell office:value-type="float" office:value="1.0679515600204468"/>
          <table:table-cell office:value-type="float" office:value="0.2783654034137726"/>
          <table:table-cell office:value-type="float" office:value="0.7895861566066742"/>
          <table:table-cell office:value-type="float" office:value="0.5690988510847091"/>
          <table:table-cell office:value-type="float" office:value="0.2549151185682197"/>
          <table:table-cell office:value-type="float" office:value="0.5639861524105072"/>
          <table:table-cell office:value-type="float" office:value="0.5742115497589111"/>
          <table:table-cell office:value-type="float" office:value="0.010225397348403886"/>
          <table:table-cell office:value-type="float" office:value="0.4469984"/>
          <table:table-cell office:value-type="float" office:value="0.34358"/>
          <table:table-cell office:value-type="float" office:value="0.50758"/>
          <table:table-cell office:value-type="float" office:value="0.8728162"/>
          <table:table-cell office:value-type="float" office:value="0.6489562"/>
          <table:table-cell office:value-type="float" office:value="0.0291346"/>
          <table:table-cell office:value-type="float" office:value="0.2783654"/>
          <table:table-cell office:value-type="float" office:value="0.3423008"/>
          <table:table-cell office:value-type="float" office:value="0.46699"/>
          <table:table-cell office:value-type="float" office:value="1.0679516"/>
          <table:table-cell office:value-type="float" office:value="0.71545"/>
          <table:table-cell office:value-type="float" office:value="-0.0147108"/>
          <table:table-cell office:value-type="float" office:value="0.6931986"/>
          <table:table-cell office:value-type="float" office:value="0.2472062"/>
          <table:table-cell office:value-type="float" office:value="0.0219017"/>
          <table:table-cell office:value-type="float" office:value="0.6931986"/>
          <table:table-cell office:value-type="float" office:value="0.2472062"/>
          <table:table-cell office:value-type="float" office:value="0.0281017"/>
          <table:table-cell office:value-type="float" office:value="0.6931985"/>
          <table:table-cell office:value-type="float" office:value="0.2472062"/>
          <table:table-cell office:value-type="float" office:value="0.0343017"/>
          <table:table-cell office:value-type="float" office:value="0.6931985"/>
          <table:table-cell office:value-type="float" office:value="0.2472062"/>
          <table:table-cell office:value-type="float" office:value="0.0405017"/>
          <table:table-cell office:value-type="float" office:value="0.6931985"/>
          <table:table-cell office:value-type="float" office:value="0.2472062"/>
          <table:table-cell office:value-type="float" office:value="0.0467017"/>
          <table:table-cell office:value-type="float" office:value="0.6931985"/>
          <table:table-cell office:value-type="float" office:value="0.2472062"/>
          <table:table-cell office:value-type="float" office:value="0.0529017"/>
          <table:table-cell office:value-type="float" office:value="0.6869986"/>
          <table:table-cell office:value-type="float" office:value="0.2472062"/>
          <table:table-cell office:value-type="float" office:value="0.0219017"/>
          <table:table-cell office:value-type="float" office:value="0.6869986"/>
          <table:table-cell office:value-type="float" office:value="0.2472062"/>
          <table:table-cell office:value-type="float" office:value="0.0281017"/>
          <table:table-cell office:value-type="float" office:value="0.6869985"/>
          <table:table-cell office:value-type="float" office:value="0.2472062"/>
          <table:table-cell office:value-type="float" office:value="0.0343017"/>
          <table:table-cell office:value-type="float" office:value="0.6869985"/>
          <table:table-cell office:value-type="float" office:value="0.2472062"/>
          <table:table-cell office:value-type="float" office:value="0.0405017"/>
          <table:table-cell office:value-type="float" office:value="0.6869985"/>
          <table:table-cell office:value-type="float" office:value="0.2472062"/>
          <table:table-cell office:value-type="float" office:value="0.0467017"/>
          <table:table-cell office:value-type="float" office:value="0.6869985"/>
          <table:table-cell office:value-type="float" office:value="0.2472062"/>
          <table:table-cell office:value-type="float" office:value="0.0529017"/>
        </table:table-row>
        <table:table-row>
          <table:table-cell>
            <text:p>x_minus_3</text:p>
          </table:table-cell>
          <table:table-cell office:value-type="float" office:value="-0.0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1:56:41</text:p>
          </table:table-cell>
          <table:table-cell office:value-type="float" office:value="0.000518"/>
          <table:table-cell office:value-type="float" office:value="0.6890938"/>
          <table:table-cell office:value-type="float" office:value="0.6896118"/>
          <table:table-cell office:value-type="float" office:value="0.2472063"/>
          <table:table-cell office:value-type="float" office:value="0.0363329"/>
          <table:table-cell office:value-type="float" office:value="10"/>
          <table:table-cell office:value-type="float" office:value="0.9425162076950073"/>
          <table:table-cell office:value-type="float" office:value="0.2549954056739807"/>
          <table:table-cell office:value-type="float" office:value="0.6875208020210266"/>
          <table:table-cell office:value-type="float" office:value="0.5447858601808548"/>
          <table:table-cell office:value-type="float" office:value="0.22184434648312423"/>
          <table:table-cell office:value-type="float" office:value="0.6358181595802307"/>
          <table:table-cell office:value-type="float" office:value="0.4537535607814789"/>
          <table:table-cell office:value-type="float" office:value="0.1820645987987518"/>
          <table:table-cell office:value-type="float" office:value="0.5306384"/>
          <table:table-cell office:value-type="float" office:value="0.42968"/>
          <table:table-cell office:value-type="float" office:value="0.58876"/>
          <table:table-cell office:value-type="float" office:value="0.9425162"/>
          <table:table-cell office:value-type="float" office:value="0.6874962"/>
          <table:table-cell office:value-type="float" office:value="0.0299546"/>
          <table:table-cell office:value-type="float" office:value="0.2549954"/>
          <table:table-cell office:value-type="float" office:value="0.3131908"/>
          <table:table-cell office:value-type="float" office:value="0.39278"/>
          <table:table-cell office:value-type="float" office:value="0.8334316"/>
          <table:table-cell office:value-type="float" office:value="0.47437"/>
          <table:table-cell office:value-type="float" office:value="-0.0147108"/>
          <table:table-cell office:value-type="float" office:value="0.6921937"/>
          <table:table-cell office:value-type="float" office:value="0.2472063"/>
          <table:table-cell office:value-type="float" office:value="0.0219008"/>
          <table:table-cell office:value-type="float" office:value="0.6921937"/>
          <table:table-cell office:value-type="float" office:value="0.2472063"/>
          <table:table-cell office:value-type="float" office:value="0.0281008"/>
          <table:table-cell office:value-type="float" office:value="0.6921938"/>
          <table:table-cell office:value-type="float" office:value="0.2472063"/>
          <table:table-cell office:value-type="float" office:value="0.0343008"/>
          <table:table-cell office:value-type="float" office:value="0.6921938"/>
          <table:table-cell office:value-type="float" office:value="0.2472063"/>
          <table:table-cell office:value-type="float" office:value="0.0405008"/>
          <table:table-cell office:value-type="float" office:value="0.6921938"/>
          <table:table-cell office:value-type="float" office:value="0.2472063"/>
          <table:table-cell office:value-type="float" office:value="0.0467008"/>
          <table:table-cell office:value-type="float" office:value="0.6921938"/>
          <table:table-cell office:value-type="float" office:value="0.2472063"/>
          <table:table-cell office:value-type="float" office:value="0.0529008"/>
          <table:table-cell office:value-type="float" office:value="0.6859937"/>
          <table:table-cell office:value-type="float" office:value="0.2472063"/>
          <table:table-cell office:value-type="float" office:value="0.0219008"/>
          <table:table-cell office:value-type="float" office:value="0.6859937"/>
          <table:table-cell office:value-type="float" office:value="0.2472063"/>
          <table:table-cell office:value-type="float" office:value="0.0281008"/>
          <table:table-cell office:value-type="float" office:value="0.6859938"/>
          <table:table-cell office:value-type="float" office:value="0.2472063"/>
          <table:table-cell office:value-type="float" office:value="0.0343008"/>
          <table:table-cell office:value-type="float" office:value="0.6859938"/>
          <table:table-cell office:value-type="float" office:value="0.2472063"/>
          <table:table-cell office:value-type="float" office:value="0.0405008"/>
          <table:table-cell office:value-type="float" office:value="0.6859938"/>
          <table:table-cell office:value-type="float" office:value="0.2472063"/>
          <table:table-cell office:value-type="float" office:value="0.0467008"/>
          <table:table-cell office:value-type="float" office:value="0.6859938"/>
          <table:table-cell office:value-type="float" office:value="0.2472063"/>
          <table:table-cell office:value-type="float" office:value="0.0529008"/>
        </table:table-row>
        <table:table-row>
          <table:table-cell>
            <text:p>x_minus_4</text:p>
          </table:table-cell>
          <table:table-cell office:value-type="float" office:value="-0.0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1:56:54</text:p>
          </table:table-cell>
          <table:table-cell office:value-type="float" office:value="0.0011965"/>
          <table:table-cell office:value-type="float" office:value="0.6880934"/>
          <table:table-cell office:value-type="float" office:value="0.6892899"/>
          <table:table-cell office:value-type="float" office:value="0.247203"/>
          <table:table-cell office:value-type="float" office:value="0.0357861"/>
          <table:table-cell office:value-type="float" office:value="10"/>
          <table:table-cell office:value-type="float" office:value="1.0331262350082397"/>
          <table:table-cell office:value-type="float" office:value="0.1967754065990448"/>
          <table:table-cell office:value-type="float" office:value="0.836350828409195"/>
          <table:table-cell office:value-type="float" office:value="0.5020638614892959"/>
          <table:table-cell office:value-type="float" office:value="0.260566785944329"/>
          <table:table-cell office:value-type="float" office:value="0.695842158794403"/>
          <table:table-cell office:value-type="float" office:value="0.30828556418418884"/>
          <table:table-cell office:value-type="float" office:value="0.3875565946102142"/>
          <table:table-cell office:value-type="float" office:value="0.6003384"/>
          <table:table-cell office:value-type="float" office:value="0.49487"/>
          <table:table-cell office:value-type="float" office:value="0.65272"/>
          <table:table-cell office:value-type="float" office:value="1.0331262"/>
          <table:table-cell office:value-type="float" office:value="0.6981562"/>
          <table:table-cell office:value-type="float" office:value="0.0291346"/>
          <table:table-cell office:value-type="float" office:value="0.1967754"/>
          <table:table-cell office:value-type="float" office:value="0.2377508"/>
          <table:table-cell office:value-type="float" office:value="0.28864"/>
          <table:table-cell office:value-type="float" office:value="0.5361816"/>
          <table:table-cell office:value-type="float" office:value="0.28208"/>
          <table:table-cell office:value-type="float" office:value="-0.0151208"/>
          <table:table-cell office:value-type="float" office:value="0.6911934"/>
          <table:table-cell office:value-type="float" office:value="0.247203"/>
          <table:table-cell office:value-type="float" office:value="0.0219006"/>
          <table:table-cell office:value-type="float" office:value="0.6911934"/>
          <table:table-cell office:value-type="float" office:value="0.247203"/>
          <table:table-cell office:value-type="float" office:value="0.0281006"/>
          <table:table-cell office:value-type="float" office:value="0.6911934"/>
          <table:table-cell office:value-type="float" office:value="0.247203"/>
          <table:table-cell office:value-type="float" office:value="0.0343006"/>
          <table:table-cell office:value-type="float" office:value="0.6911934"/>
          <table:table-cell office:value-type="float" office:value="0.247203"/>
          <table:table-cell office:value-type="float" office:value="0.0405006"/>
          <table:table-cell office:value-type="float" office:value="0.6911934"/>
          <table:table-cell office:value-type="float" office:value="0.247203"/>
          <table:table-cell office:value-type="float" office:value="0.0467006"/>
          <table:table-cell office:value-type="float" office:value="0.6911934"/>
          <table:table-cell office:value-type="float" office:value="0.247203"/>
          <table:table-cell office:value-type="float" office:value="0.0529006"/>
          <table:table-cell office:value-type="float" office:value="0.6849934"/>
          <table:table-cell office:value-type="float" office:value="0.247203"/>
          <table:table-cell office:value-type="float" office:value="0.0219006"/>
          <table:table-cell office:value-type="float" office:value="0.6849934"/>
          <table:table-cell office:value-type="float" office:value="0.247203"/>
          <table:table-cell office:value-type="float" office:value="0.0281006"/>
          <table:table-cell office:value-type="float" office:value="0.6849934"/>
          <table:table-cell office:value-type="float" office:value="0.247203"/>
          <table:table-cell office:value-type="float" office:value="0.0343006"/>
          <table:table-cell office:value-type="float" office:value="0.6849934"/>
          <table:table-cell office:value-type="float" office:value="0.247203"/>
          <table:table-cell office:value-type="float" office:value="0.0405006"/>
          <table:table-cell office:value-type="float" office:value="0.6849934"/>
          <table:table-cell office:value-type="float" office:value="0.247203"/>
          <table:table-cell office:value-type="float" office:value="0.0467006"/>
          <table:table-cell office:value-type="float" office:value="0.6849934"/>
          <table:table-cell office:value-type="float" office:value="0.247203"/>
          <table:table-cell office:value-type="float" office:value="0.0529006"/>
        </table:table-row>
        <table:table-row>
          <table:table-cell>
            <text:p>x_minus_5</text:p>
          </table:table-cell>
          <table:table-cell office:value-type="float" office:value="-0.0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1:57:07</text:p>
          </table:table-cell>
          <table:table-cell office:value-type="float" office:value="0.0017041"/>
          <table:table-cell office:value-type="float" office:value="0.6870968"/>
          <table:table-cell office:value-type="float" office:value="0.6888009"/>
          <table:table-cell office:value-type="float" office:value="0.2472033"/>
          <table:table-cell office:value-type="float" office:value="0.0353797"/>
          <table:table-cell office:value-type="float" office:value="10"/>
          <table:table-cell office:value-type="float" office:value="1.0933961868286133"/>
          <table:table-cell office:value-type="float" office:value="0.155799999833107"/>
          <table:table-cell office:value-type="float" office:value="0.9375961869955063"/>
          <table:table-cell office:value-type="float" office:value="0.46975585967302325"/>
          <table:table-cell office:value-type="float" office:value="0.3107096337822859"/>
          <table:table-cell office:value-type="float" office:value="0.7279861569404602"/>
          <table:table-cell office:value-type="float" office:value="0.21152556240558623"/>
          <table:table-cell office:value-type="float" office:value="0.5164605945348739"/>
          <table:table-cell office:value-type="float" office:value="0.6282184"/>
          <table:table-cell office:value-type="float" office:value="0.53505"/>
          <table:table-cell office:value-type="float" office:value="0.68142"/>
          <table:table-cell office:value-type="float" office:value="1.0933962"/>
          <table:table-cell office:value-type="float" office:value="0.7018462"/>
          <table:table-cell office:value-type="float" office:value="0.0287246"/>
          <table:table-cell office:value-type="float" office:value="0.1664354"/>
          <table:table-cell office:value-type="float" office:value="0.1914208"/>
          <table:table-cell office:value-type="float" office:value="0.21894"/>
          <table:table-cell office:value-type="float" office:value="0.3250316"/>
          <table:table-cell office:value-type="float" office:value="0.1558"/>
          <table:table-cell office:value-type="float" office:value="-0.0155308"/>
          <table:table-cell office:value-type="float" office:value="0.6901969"/>
          <table:table-cell office:value-type="float" office:value="0.2472033"/>
          <table:table-cell office:value-type="float" office:value="0.0219002"/>
          <table:table-cell office:value-type="float" office:value="0.6901969"/>
          <table:table-cell office:value-type="float" office:value="0.2472033"/>
          <table:table-cell office:value-type="float" office:value="0.0281002"/>
          <table:table-cell office:value-type="float" office:value="0.6901968"/>
          <table:table-cell office:value-type="float" office:value="0.2472033"/>
          <table:table-cell office:value-type="float" office:value="0.0343002"/>
          <table:table-cell office:value-type="float" office:value="0.6901968"/>
          <table:table-cell office:value-type="float" office:value="0.2472033"/>
          <table:table-cell office:value-type="float" office:value="0.0405002"/>
          <table:table-cell office:value-type="float" office:value="0.6901968"/>
          <table:table-cell office:value-type="float" office:value="0.2472032"/>
          <table:table-cell office:value-type="float" office:value="0.0467002"/>
          <table:table-cell office:value-type="float" office:value="0.6901967"/>
          <table:table-cell office:value-type="float" office:value="0.2472032"/>
          <table:table-cell office:value-type="float" office:value="0.0529002"/>
          <table:table-cell office:value-type="float" office:value="0.6839969"/>
          <table:table-cell office:value-type="float" office:value="0.2472033"/>
          <table:table-cell office:value-type="float" office:value="0.0219002"/>
          <table:table-cell office:value-type="float" office:value="0.6839969"/>
          <table:table-cell office:value-type="float" office:value="0.2472033"/>
          <table:table-cell office:value-type="float" office:value="0.0281002"/>
          <table:table-cell office:value-type="float" office:value="0.6839968"/>
          <table:table-cell office:value-type="float" office:value="0.2472033"/>
          <table:table-cell office:value-type="float" office:value="0.0343002"/>
          <table:table-cell office:value-type="float" office:value="0.6839968"/>
          <table:table-cell office:value-type="float" office:value="0.2472032"/>
          <table:table-cell office:value-type="float" office:value="0.0405002"/>
          <table:table-cell office:value-type="float" office:value="0.6839968"/>
          <table:table-cell office:value-type="float" office:value="0.2472032"/>
          <table:table-cell office:value-type="float" office:value="0.0467002"/>
          <table:table-cell office:value-type="float" office:value="0.6839967"/>
          <table:table-cell office:value-type="float" office:value="0.2472032"/>
          <table:table-cell office:value-type="float" office:value="0.0529002"/>
        </table:table-row>
        <table:table-row>
          <table:table-cell>
            <text:p>x_minus_6</text:p>
          </table:table-cell>
          <table:table-cell office:value-type="float" office:value="-0.0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1:57:19</text:p>
          </table:table-cell>
          <table:table-cell office:value-type="float" office:value="0.0020366"/>
          <table:table-cell office:value-type="float" office:value="0.6860883"/>
          <table:table-cell office:value-type="float" office:value="0.6881249"/>
          <table:table-cell office:value-type="float" office:value="0.2472103"/>
          <table:table-cell office:value-type="float" office:value="0.0349309"/>
          <table:table-cell office:value-type="float" office:value="9"/>
          <table:table-cell office:value-type="float" office:value="1.1102062463760376"/>
          <table:table-cell office:value-type="float" office:value="0.09511999785900116"/>
          <table:table-cell office:value-type="float" office:value="1.0150862485170364"/>
          <table:table-cell office:value-type="float" office:value="0.4440078675746918"/>
          <table:table-cell office:value-type="float" office:value="0.329311197084637"/>
          <table:table-cell office:value-type="float" office:value="0.7199501752853393"/>
          <table:table-cell office:value-type="float" office:value="0.1680655598640442"/>
          <table:table-cell office:value-type="float" office:value="0.5518846154212951"/>
          <table:table-cell office:value-type="float" office:value="0.6228884"/>
          <table:table-cell office:value-type="float" office:value="0.53341"/>
          <table:table-cell office:value-type="float" office:value="0.67281"/>
          <table:table-cell office:value-type="float" office:value="1.1102062"/>
          <table:table-cell office:value-type="float" office:value="0.6604362"/>
          <table:table-cell office:value-type="float" office:value="0.0299546"/>
          <table:table-cell office:value-type="float" office:value="0.1455254"/>
          <table:table-cell office:value-type="float" office:value="0.1631308"/>
          <table:table-cell office:value-type="float" office:value="0.19188"/>
          <table:table-cell office:value-type="float" office:value="0.2446716"/>
          <table:table-cell office:value-type="float" office:value="0.09512"/>
          <table:table-cell office:value-type="float" office:value="-0.0159408"/>
          <table:table-cell office:value-type="float" office:value="0.6891883"/>
          <table:table-cell office:value-type="float" office:value="0.2472103"/>
          <table:table-cell office:value-type="float" office:value="0.0218997"/>
          <table:table-cell office:value-type="float" office:value="0.6891883"/>
          <table:table-cell office:value-type="float" office:value="0.2472103"/>
          <table:table-cell office:value-type="float" office:value="0.0280997"/>
          <table:table-cell office:value-type="float" office:value="0.6891883"/>
          <table:table-cell office:value-type="float" office:value="0.2472103"/>
          <table:table-cell office:value-type="float" office:value="0.0342997"/>
          <table:table-cell office:value-type="float" office:value="0.6891883"/>
          <table:table-cell office:value-type="float" office:value="0.2472103"/>
          <table:table-cell office:value-type="float" office:value="0.0404997"/>
          <table:table-cell office:value-type="float" office:value="0.6891883"/>
          <table:table-cell office:value-type="float" office:value="0.2472103"/>
          <table:table-cell office:value-type="float" office:value="0.0466997"/>
          <table:table-cell office:value-type="float" office:value="0.6891883"/>
          <table:table-cell office:value-type="float" office:value="0.2472103"/>
          <table:table-cell office:value-type="float" office:value="0.0528997"/>
          <table:table-cell office:value-type="float" office:value="0.6829883"/>
          <table:table-cell office:value-type="float" office:value="0.2472103"/>
          <table:table-cell office:value-type="float" office:value="0.0218997"/>
          <table:table-cell office:value-type="float" office:value="0.6829883"/>
          <table:table-cell office:value-type="float" office:value="0.2472103"/>
          <table:table-cell office:value-type="float" office:value="0.0280997"/>
          <table:table-cell office:value-type="float" office:value="0.6829883"/>
          <table:table-cell office:value-type="float" office:value="0.2472103"/>
          <table:table-cell office:value-type="float" office:value="0.0342997"/>
          <table:table-cell office:value-type="float" office:value="0.6829883"/>
          <table:table-cell office:value-type="float" office:value="0.2472103"/>
          <table:table-cell office:value-type="float" office:value="0.0404997"/>
          <table:table-cell office:value-type="float" office:value="0.6829883"/>
          <table:table-cell office:value-type="float" office:value="0.2472103"/>
          <table:table-cell office:value-type="float" office:value="0.0466997"/>
          <table:table-cell office:value-type="float" office:value="0.6829883"/>
          <table:table-cell office:value-type="float" office:value="0.2472103"/>
          <table:table-cell office:value-type="float" office:value="0.0528997"/>
        </table:table-row>
        <table:table-row>
          <table:table-cell>
            <text:p>x_minus_7</text:p>
          </table:table-cell>
          <table:table-cell office:value-type="float" office:value="-0.0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1:57:32</text:p>
          </table:table-cell>
          <table:table-cell office:value-type="float" office:value="0.0026659"/>
          <table:table-cell office:value-type="float" office:value="0.6850996"/>
          <table:table-cell office:value-type="float" office:value="0.6877655"/>
          <table:table-cell office:value-type="float" office:value="0.2472034"/>
          <table:table-cell office:value-type="float" office:value="0.0352793"/>
          <table:table-cell office:value-type="float" office:value="7"/>
          <table:table-cell office:value-type="float" office:value="1.1598161458969116"/>
          <table:table-cell office:value-type="float" office:value="0.04100000113248825"/>
          <table:table-cell office:value-type="float" office:value="1.1188161447644234"/>
          <table:table-cell office:value-type="float" office:value="0.4154718562960625"/>
          <table:table-cell office:value-type="float" office:value="0.3740295007582332"/>
          <table:table-cell office:value-type="float" office:value="0.733890151977539"/>
          <table:table-cell office:value-type="float" office:value="0.09705356061458588"/>
          <table:table-cell office:value-type="float" office:value="0.6368365913629531"/>
          <table:table-cell office:value-type="float" office:value="0.6774184"/>
          <table:table-cell office:value-type="float" office:value="0.55596"/>
          <table:table-cell office:value-type="float" office:value="0.67117"/>
          <table:table-cell office:value-type="float" office:value="1.1598161"/>
          <table:table-cell office:value-type="float" office:value="0.6050862"/>
          <table:table-cell office:value-type="float" office:value="0.0303646"/>
          <table:table-cell office:value-type="float" office:value="0.0942754"/>
          <table:table-cell office:value-type="float" office:value="0.0737508"/>
          <table:table-cell office:value-type="float" office:value="0.11234"/>
          <table:table-cell office:value-type="float" office:value="0.1639016"/>
          <table:table-cell office:value-type="float" office:value="0.041"/>
          <table:table-cell office:value-type="float" office:value="-0.0155308"/>
          <table:table-cell office:value-type="float" office:value="0.6881995"/>
          <table:table-cell office:value-type="float" office:value="0.2472034"/>
          <table:table-cell office:value-type="float" office:value="0.0219003"/>
          <table:table-cell office:value-type="float" office:value="0.6881996"/>
          <table:table-cell office:value-type="float" office:value="0.2472034"/>
          <table:table-cell office:value-type="float" office:value="0.0281003"/>
          <table:table-cell office:value-type="float" office:value="0.6881996"/>
          <table:table-cell office:value-type="float" office:value="0.2472034"/>
          <table:table-cell office:value-type="float" office:value="0.0343003"/>
          <table:table-cell office:value-type="float" office:value="0.6881996"/>
          <table:table-cell office:value-type="float" office:value="0.2472033"/>
          <table:table-cell office:value-type="float" office:value="0.0405003"/>
          <table:table-cell office:value-type="float" office:value="0.6881997"/>
          <table:table-cell office:value-type="float" office:value="0.2472033"/>
          <table:table-cell office:value-type="float" office:value="0.0467003"/>
          <table:table-cell office:value-type="float" office:value="0.6881997"/>
          <table:table-cell office:value-type="float" office:value="0.2472032"/>
          <table:table-cell office:value-type="float" office:value="0.0529003"/>
          <table:table-cell office:value-type="float" office:value="0.6819995"/>
          <table:table-cell office:value-type="float" office:value="0.2472034"/>
          <table:table-cell office:value-type="float" office:value="0.0219003"/>
          <table:table-cell office:value-type="float" office:value="0.6819996"/>
          <table:table-cell office:value-type="float" office:value="0.2472034"/>
          <table:table-cell office:value-type="float" office:value="0.0281003"/>
          <table:table-cell office:value-type="float" office:value="0.6819996"/>
          <table:table-cell office:value-type="float" office:value="0.2472033"/>
          <table:table-cell office:value-type="float" office:value="0.0343003"/>
          <table:table-cell office:value-type="float" office:value="0.6819996"/>
          <table:table-cell office:value-type="float" office:value="0.2472033"/>
          <table:table-cell office:value-type="float" office:value="0.0405003"/>
          <table:table-cell office:value-type="float" office:value="0.6819997"/>
          <table:table-cell office:value-type="float" office:value="0.2472032"/>
          <table:table-cell office:value-type="float" office:value="0.0467003"/>
          <table:table-cell office:value-type="float" office:value="0.6819997"/>
          <table:table-cell office:value-type="float" office:value="0.2472032"/>
          <table:table-cell office:value-type="float" office:value="0.0529003"/>
        </table:table-row>
        <table:table-row>
          <table:table-cell>
            <text:p>x_minus_8</text:p>
          </table:table-cell>
          <table:table-cell office:value-type="float" office:value="-0.0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1:57:45</text:p>
          </table:table-cell>
          <table:table-cell office:value-type="float" office:value="0.0031"/>
          <table:table-cell office:value-type="float" office:value="0.684097"/>
          <table:table-cell office:value-type="float" office:value="0.687197"/>
          <table:table-cell office:value-type="float" office:value="0.2472071"/>
          <table:table-cell office:value-type="float" office:value="0.0346969"/>
          <table:table-cell office:value-type="float" office:value="5"/>
          <table:table-cell office:value-type="float" office:value="1.130296230316162"/>
          <table:table-cell office:value-type="float" office:value="-0.011070000007748604"/>
          <table:table-cell office:value-type="float" office:value="1.1413662303239107"/>
          <table:table-cell office:value-type="float" office:value="0.3524138599692378"/>
          <table:table-cell office:value-type="float" office:value="0.3853206365805452"/>
          <table:table-cell office:value-type="float" office:value="0.6764081597328186"/>
          <table:table-cell office:value-type="float" office:value="0.028419560205657037"/>
          <table:table-cell office:value-type="float" office:value="0.6479885995271616"/>
          <table:table-cell office:value-type="float" office:value="0.6466684"/>
          <table:table-cell office:value-type="float" office:value="0.52644"/>
          <table:table-cell office:value-type="float" office:value="0.62648"/>
          <table:table-cell office:value-type="float" office:value="1.1302962"/>
          <table:table-cell office:value-type="float" office:value="0.4521562"/>
          <table:table-cell office:value-type="float" office:value="0.0311846"/>
          <table:table-cell office:value-type="float" office:value="0.0553254"/>
          <table:table-cell office:value-type="float" office:value="0.0003608"/>
          <table:table-cell office:value-type="float" office:value="0.03362"/>
          <table:table-cell office:value-type="float" office:value="0.0638616"/>
          <table:table-cell office:value-type="float" office:value="-0.01107"/>
          <table:table-cell office:value-type="float" office:value="-0.0151208"/>
          <table:table-cell office:value-type="float" office:value="0.6871969"/>
          <table:table-cell office:value-type="float" office:value="0.2472071"/>
          <table:table-cell office:value-type="float" office:value="0.021903"/>
          <table:table-cell office:value-type="float" office:value="0.6871969"/>
          <table:table-cell office:value-type="float" office:value="0.2472071"/>
          <table:table-cell office:value-type="float" office:value="0.028103"/>
          <table:table-cell office:value-type="float" office:value="0.687197"/>
          <table:table-cell office:value-type="float" office:value="0.2472071"/>
          <table:table-cell office:value-type="float" office:value="0.034303"/>
          <table:table-cell office:value-type="float" office:value="0.687197"/>
          <table:table-cell office:value-type="float" office:value="0.2472071"/>
          <table:table-cell office:value-type="float" office:value="0.040503"/>
          <table:table-cell office:value-type="float" office:value="0.687197"/>
          <table:table-cell office:value-type="float" office:value="0.2472071"/>
          <table:table-cell office:value-type="float" office:value="0.046703"/>
          <table:table-cell office:value-type="float" office:value="0.687197"/>
          <table:table-cell office:value-type="float" office:value="0.2472072"/>
          <table:table-cell office:value-type="float" office:value="0.052903"/>
          <table:table-cell office:value-type="float" office:value="0.6809969"/>
          <table:table-cell office:value-type="float" office:value="0.2472071"/>
          <table:table-cell office:value-type="float" office:value="0.021903"/>
          <table:table-cell office:value-type="float" office:value="0.6809969"/>
          <table:table-cell office:value-type="float" office:value="0.2472071"/>
          <table:table-cell office:value-type="float" office:value="0.028103"/>
          <table:table-cell office:value-type="float" office:value="0.680997"/>
          <table:table-cell office:value-type="float" office:value="0.2472071"/>
          <table:table-cell office:value-type="float" office:value="0.034303"/>
          <table:table-cell office:value-type="float" office:value="0.680997"/>
          <table:table-cell office:value-type="float" office:value="0.2472071"/>
          <table:table-cell office:value-type="float" office:value="0.040503"/>
          <table:table-cell office:value-type="float" office:value="0.680997"/>
          <table:table-cell office:value-type="float" office:value="0.2472071"/>
          <table:table-cell office:value-type="float" office:value="0.046703"/>
          <table:table-cell office:value-type="float" office:value="0.680997"/>
          <table:table-cell office:value-type="float" office:value="0.2472072"/>
          <table:table-cell office:value-type="float" office:value="0.052903"/>
        </table:table-row>
        <table:table-row>
          <table:table-cell>
            <text:p>x_minus_9</text:p>
          </table:table-cell>
          <table:table-cell office:value-type="float" office:value="-0.0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1:57:57</text:p>
          </table:table-cell>
          <table:table-cell office:value-type="float" office:value="0.0031"/>
          <table:table-cell office:value-type="float" office:value="0.6830934"/>
          <table:table-cell office:value-type="float" office:value="0.6861934"/>
          <table:table-cell office:value-type="float" office:value="0.2472116"/>
          <table:table-cell office:value-type="float" office:value="0.0327443"/>
          <table:table-cell office:value-type="float" office:value="5"/>
          <table:table-cell office:value-type="float" office:value="0.6444461941719055"/>
          <table:table-cell office:value-type="float" office:value="-0.05739999935030937"/>
          <table:table-cell office:value-type="float" office:value="0.7018461935222149"/>
          <table:table-cell office:value-type="float" office:value="0.20354285817593337"/>
          <table:table-cell office:value-type="float" office:value="0.27602640353845004"/>
          <table:table-cell office:value-type="float" office:value="0.43696815669536593"/>
          <table:table-cell office:value-type="float" office:value="-0.029882440343499184"/>
          <table:table-cell office:value-type="float" office:value="0.4668505970388651"/>
          <table:table-cell office:value-type="float" office:value="0.5404784"/>
          <table:table-cell office:value-type="float" office:value="0.41246"/>
          <table:table-cell office:value-type="float" office:value="0.43747"/>
          <table:table-cell office:value-type="float" office:value="0.6444462"/>
          <table:table-cell office:value-type="float" office:value="0.1499862"/>
          <table:table-cell office:value-type="float" office:value="0.0307746"/>
          <table:table-cell office:value-type="float" office:value="0.0217054"/>
          <table:table-cell office:value-type="float" office:value="-0.0562192"/>
          <table:table-cell office:value-type="float" office:value="-0.02706"/>
          <table:table-cell office:value-type="float" office:value="-0.0304384"/>
          <table:table-cell office:value-type="float" office:value="-0.0574"/>
          <table:table-cell office:value-type="float" office:value="-0.0130708"/>
          <table:table-cell office:value-type="float" office:value="0.6861934"/>
          <table:table-cell office:value-type="float" office:value="0.2472116"/>
          <table:table-cell office:value-type="float" office:value="0.0219023"/>
          <table:table-cell office:value-type="float" office:value="0.6861934"/>
          <table:table-cell office:value-type="float" office:value="0.2472116"/>
          <table:table-cell office:value-type="float" office:value="0.0281023"/>
          <table:table-cell office:value-type="float" office:value="0.6861934"/>
          <table:table-cell office:value-type="float" office:value="0.2472116"/>
          <table:table-cell office:value-type="float" office:value="0.0343023"/>
          <table:table-cell office:value-type="float" office:value="0.6861934"/>
          <table:table-cell office:value-type="float" office:value="0.2472116"/>
          <table:table-cell office:value-type="float" office:value="0.0405023"/>
          <table:table-cell office:value-type="float" office:value="0.6861935"/>
          <table:table-cell office:value-type="float" office:value="0.2472116"/>
          <table:table-cell office:value-type="float" office:value="0.0467023"/>
          <table:table-cell office:value-type="float" office:value="0.6861935"/>
          <table:table-cell office:value-type="float" office:value="0.2472116"/>
          <table:table-cell office:value-type="float" office:value="0.0529023"/>
          <table:table-cell office:value-type="float" office:value="0.6799934"/>
          <table:table-cell office:value-type="float" office:value="0.2472116"/>
          <table:table-cell office:value-type="float" office:value="0.0219023"/>
          <table:table-cell office:value-type="float" office:value="0.6799934"/>
          <table:table-cell office:value-type="float" office:value="0.2472116"/>
          <table:table-cell office:value-type="float" office:value="0.0281023"/>
          <table:table-cell office:value-type="float" office:value="0.6799934"/>
          <table:table-cell office:value-type="float" office:value="0.2472116"/>
          <table:table-cell office:value-type="float" office:value="0.0343023"/>
          <table:table-cell office:value-type="float" office:value="0.6799934"/>
          <table:table-cell office:value-type="float" office:value="0.2472116"/>
          <table:table-cell office:value-type="float" office:value="0.0405023"/>
          <table:table-cell office:value-type="float" office:value="0.6799935"/>
          <table:table-cell office:value-type="float" office:value="0.2472116"/>
          <table:table-cell office:value-type="float" office:value="0.0467023"/>
          <table:table-cell office:value-type="float" office:value="0.6799935"/>
          <table:table-cell office:value-type="float" office:value="0.2472116"/>
          <table:table-cell office:value-type="float" office:value="0.0529023"/>
        </table:table-row>
        <table:table-row>
          <table:table-cell>
            <text:p>x_minus_10</text:p>
          </table:table-cell>
          <table:table-cell office:value-type="float" office:value="-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1:58:10</text:p>
          </table:table-cell>
          <table:table-cell office:value-type="float" office:value="0.0031"/>
          <table:table-cell office:value-type="float" office:value="0.6820973"/>
          <table:table-cell office:value-type="float" office:value="0.6851973"/>
          <table:table-cell office:value-type="float" office:value="0.2472051"/>
          <table:table-cell office:value-type="float" office:value="0.0293624"/>
          <table:table-cell office:value-type="float" office:value="4"/>
          <table:table-cell office:value-type="float" office:value="0.27356839179992676"/>
          <table:table-cell office:value-type="float" office:value="-0.08942919969558716"/>
          <table:table-cell office:value-type="float" office:value="0.3629975914955139"/>
          <table:table-cell office:value-type="float" office:value="0.04667686019092798"/>
          <table:table-cell office:value-type="float" office:value="0.1197012546649836"/>
          <table:table-cell office:value-type="float" office:value="0.1460321605205536"/>
          <table:table-cell office:value-type="float" office:value="-0.05267844013869762"/>
          <table:table-cell office:value-type="float" office:value="0.19871060065925122"/>
          <table:table-cell office:value-type="float" office:value="0.2735684"/>
          <table:table-cell office:value-type="float" office:value="0.13366"/>
          <table:table-cell office:value-type="float" office:value="0.14842"/>
          <table:table-cell office:value-type="float" office:value="0.1327662"/>
          <table:table-cell office:value-type="float" office:value="0.0417462"/>
          <table:table-cell office:value-type="float" office:value="0.0291346"/>
          <table:table-cell office:value-type="float" office:value="-0.0168346"/>
          <table:table-cell office:value-type="float" office:value="-0.0894292"/>
          <table:table-cell office:value-type="float" office:value="-0.04633"/>
          <table:table-cell office:value-type="float" office:value="-0.0492984"/>
          <table:table-cell office:value-type="float" office:value="-0.0615"/>
          <table:table-cell office:value-type="float" office:value="-0.0147108"/>
          <table:table-cell office:value-type="float" office:value="0.6851973"/>
          <table:table-cell office:value-type="float" office:value="0.2472051"/>
          <table:table-cell office:value-type="float" office:value="0.0218981"/>
          <table:table-cell office:value-type="float" office:value="0.6851973"/>
          <table:table-cell office:value-type="float" office:value="0.2472051"/>
          <table:table-cell office:value-type="float" office:value="0.0280981"/>
          <table:table-cell office:value-type="float" office:value="0.6851973"/>
          <table:table-cell office:value-type="float" office:value="0.2472052"/>
          <table:table-cell office:value-type="float" office:value="0.0342981"/>
          <table:table-cell office:value-type="float" office:value="0.6851972"/>
          <table:table-cell office:value-type="float" office:value="0.2472052"/>
          <table:table-cell office:value-type="float" office:value="0.0404981"/>
          <table:table-cell office:value-type="float" office:value="0.6851972"/>
          <table:table-cell office:value-type="float" office:value="0.2472053"/>
          <table:table-cell office:value-type="float" office:value="0.0466981"/>
          <table:table-cell office:value-type="float" office:value="0.6851972"/>
          <table:table-cell office:value-type="float" office:value="0.2472053"/>
          <table:table-cell office:value-type="float" office:value="0.0528981"/>
          <table:table-cell office:value-type="float" office:value="0.6789973"/>
          <table:table-cell office:value-type="float" office:value="0.2472051"/>
          <table:table-cell office:value-type="float" office:value="0.0218981"/>
          <table:table-cell office:value-type="float" office:value="0.6789973"/>
          <table:table-cell office:value-type="float" office:value="0.2472051"/>
          <table:table-cell office:value-type="float" office:value="0.0280981"/>
          <table:table-cell office:value-type="float" office:value="0.6789973"/>
          <table:table-cell office:value-type="float" office:value="0.2472051"/>
          <table:table-cell office:value-type="float" office:value="0.0342981"/>
          <table:table-cell office:value-type="float" office:value="0.6789972"/>
          <table:table-cell office:value-type="float" office:value="0.2472052"/>
          <table:table-cell office:value-type="float" office:value="0.0404981"/>
          <table:table-cell office:value-type="float" office:value="0.6789972"/>
          <table:table-cell office:value-type="float" office:value="0.2472052"/>
          <table:table-cell office:value-type="float" office:value="0.0466981"/>
          <table:table-cell office:value-type="float" office:value="0.6789972"/>
          <table:table-cell office:value-type="float" office:value="0.2472053"/>
          <table:table-cell office:value-type="float" office:value="0.0528981"/>
        </table:table-row>
        <table:table-row>
          <table:table-cell>
            <text:p>y_plus_1</text:p>
          </table:table-cell>
          <table:table-cell office:value-type="float" office:value="0.0"/>
          <table:table-cell office:value-type="float" office:value="0.0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1:58:23</text:p>
          </table:table-cell>
          <table:table-cell office:value-type="float" office:value="-0.0002079"/>
          <table:table-cell office:value-type="float" office:value="0.6920778"/>
          <table:table-cell office:value-type="float" office:value="0.6918699"/>
          <table:table-cell office:value-type="float" office:value="0.2481993"/>
          <table:table-cell office:value-type="float" office:value="0.0372559"/>
          <table:table-cell office:value-type="float" office:value="10"/>
          <table:table-cell office:value-type="float" office:value="1.0724616050720215"/>
          <table:table-cell office:value-type="float" office:value="0.3230553865432739"/>
          <table:table-cell office:value-type="float" office:value="0.7494062185287476"/>
          <table:table-cell office:value-type="float" office:value="0.5929198622703552"/>
          <table:table-cell office:value-type="float" office:value="0.2619485369270475"/>
          <table:table-cell office:value-type="float" office:value="0.5531621634960174"/>
          <table:table-cell office:value-type="float" office:value="0.632677561044693"/>
          <table:table-cell office:value-type="float" office:value="0.07951539754867554"/>
          <table:table-cell office:value-type="float" office:value="0.4506884"/>
          <table:table-cell office:value-type="float" office:value="0.34973"/>
          <table:table-cell office:value-type="float" office:value="0.48298"/>
          <table:table-cell office:value-type="float" office:value="0.7998362"/>
          <table:table-cell office:value-type="float" office:value="0.6825762"/>
          <table:table-cell office:value-type="float" office:value="0.0307746"/>
          <table:table-cell office:value-type="float" office:value="0.3230554"/>
          <table:table-cell office:value-type="float" office:value="0.3779708"/>
          <table:table-cell office:value-type="float" office:value="0.46535"/>
          <table:table-cell office:value-type="float" office:value="1.0724616"/>
          <table:table-cell office:value-type="float" office:value="0.92455"/>
          <table:table-cell office:value-type="float" office:value="-0.0151208"/>
          <table:table-cell office:value-type="float" office:value="0.6951777"/>
          <table:table-cell office:value-type="float" office:value="0.2481993"/>
          <table:table-cell office:value-type="float" office:value="0.0219161"/>
          <table:table-cell office:value-type="float" office:value="0.6951777"/>
          <table:table-cell office:value-type="float" office:value="0.2481993"/>
          <table:table-cell office:value-type="float" office:value="0.0281161"/>
          <table:table-cell office:value-type="float" office:value="0.6951778"/>
          <table:table-cell office:value-type="float" office:value="0.2481993"/>
          <table:table-cell office:value-type="float" office:value="0.0343161"/>
          <table:table-cell office:value-type="float" office:value="0.6951778"/>
          <table:table-cell office:value-type="float" office:value="0.2481993"/>
          <table:table-cell office:value-type="float" office:value="0.0405161"/>
          <table:table-cell office:value-type="float" office:value="0.6951778"/>
          <table:table-cell office:value-type="float" office:value="0.2481993"/>
          <table:table-cell office:value-type="float" office:value="0.0467161"/>
          <table:table-cell office:value-type="float" office:value="0.6951778"/>
          <table:table-cell office:value-type="float" office:value="0.2481993"/>
          <table:table-cell office:value-type="float" office:value="0.0529161"/>
          <table:table-cell office:value-type="float" office:value="0.6889777"/>
          <table:table-cell office:value-type="float" office:value="0.2481993"/>
          <table:table-cell office:value-type="float" office:value="0.0219161"/>
          <table:table-cell office:value-type="float" office:value="0.6889777"/>
          <table:table-cell office:value-type="float" office:value="0.2481993"/>
          <table:table-cell office:value-type="float" office:value="0.0281161"/>
          <table:table-cell office:value-type="float" office:value="0.6889778"/>
          <table:table-cell office:value-type="float" office:value="0.2481993"/>
          <table:table-cell office:value-type="float" office:value="0.0343161"/>
          <table:table-cell office:value-type="float" office:value="0.6889778"/>
          <table:table-cell office:value-type="float" office:value="0.2481993"/>
          <table:table-cell office:value-type="float" office:value="0.0405161"/>
          <table:table-cell office:value-type="float" office:value="0.6889778"/>
          <table:table-cell office:value-type="float" office:value="0.2481993"/>
          <table:table-cell office:value-type="float" office:value="0.0467161"/>
          <table:table-cell office:value-type="float" office:value="0.6889778"/>
          <table:table-cell office:value-type="float" office:value="0.2481993"/>
          <table:table-cell office:value-type="float" office:value="0.0529161"/>
        </table:table-row>
        <table:table-row>
          <table:table-cell>
            <text:p>y_plus_2</text:p>
          </table:table-cell>
          <table:table-cell office:value-type="float" office:value="0.0"/>
          <table:table-cell office:value-type="float" office:value="0.0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1:58:36</text:p>
          </table:table-cell>
          <table:table-cell office:value-type="float" office:value="-0.0002075"/>
          <table:table-cell office:value-type="float" office:value="0.6920962"/>
          <table:table-cell office:value-type="float" office:value="0.6918887"/>
          <table:table-cell office:value-type="float" office:value="0.2492023"/>
          <table:table-cell office:value-type="float" office:value="0.0371879"/>
          <table:table-cell office:value-type="float" office:value="10"/>
          <table:table-cell office:value-type="float" office:value="1.0380215644836426"/>
          <table:table-cell office:value-type="float" office:value="0.3431454002857208"/>
          <table:table-cell office:value-type="float" office:value="0.6948761641979218"/>
          <table:table-cell office:value-type="float" office:value="0.5999718517065048"/>
          <table:table-cell office:value-type="float" office:value="0.256130208848679"/>
          <table:table-cell office:value-type="float" office:value="0.5598041534423828"/>
          <table:table-cell office:value-type="float" office:value="0.6401395499706268"/>
          <table:table-cell office:value-type="float" office:value="0.08033539652824406"/>
          <table:table-cell office:value-type="float" office:value="0.4752884"/>
          <table:table-cell office:value-type="float" office:value="0.35588"/>
          <table:table-cell office:value-type="float" office:value="0.48093"/>
          <table:table-cell office:value-type="float" office:value="0.7764662"/>
          <table:table-cell office:value-type="float" office:value="0.7104562"/>
          <table:table-cell office:value-type="float" office:value="0.0307746"/>
          <table:table-cell office:value-type="float" office:value="0.3431454"/>
          <table:table-cell office:value-type="float" office:value="0.3874008"/>
          <table:table-cell office:value-type="float" office:value="0.4633"/>
          <table:table-cell office:value-type="float" office:value="1.0380216"/>
          <table:table-cell office:value-type="float" office:value="0.96883"/>
          <table:table-cell office:value-type="float" office:value="-0.0147108"/>
          <table:table-cell office:value-type="float" office:value="0.6951962"/>
          <table:table-cell office:value-type="float" office:value="0.2492023"/>
          <table:table-cell office:value-type="float" office:value="0.0219018"/>
          <table:table-cell office:value-type="float" office:value="0.6951962"/>
          <table:table-cell office:value-type="float" office:value="0.2492023"/>
          <table:table-cell office:value-type="float" office:value="0.0281018"/>
          <table:table-cell office:value-type="float" office:value="0.6951962"/>
          <table:table-cell office:value-type="float" office:value="0.2492023"/>
          <table:table-cell office:value-type="float" office:value="0.0343018"/>
          <table:table-cell office:value-type="float" office:value="0.6951962"/>
          <table:table-cell office:value-type="float" office:value="0.2492024"/>
          <table:table-cell office:value-type="float" office:value="0.0405018"/>
          <table:table-cell office:value-type="float" office:value="0.6951962"/>
          <table:table-cell office:value-type="float" office:value="0.2492024"/>
          <table:table-cell office:value-type="float" office:value="0.0467018"/>
          <table:table-cell office:value-type="float" office:value="0.6951962"/>
          <table:table-cell office:value-type="float" office:value="0.2492024"/>
          <table:table-cell office:value-type="float" office:value="0.0529018"/>
          <table:table-cell office:value-type="float" office:value="0.6889962"/>
          <table:table-cell office:value-type="float" office:value="0.2492023"/>
          <table:table-cell office:value-type="float" office:value="0.0219018"/>
          <table:table-cell office:value-type="float" office:value="0.6889962"/>
          <table:table-cell office:value-type="float" office:value="0.2492023"/>
          <table:table-cell office:value-type="float" office:value="0.0281018"/>
          <table:table-cell office:value-type="float" office:value="0.6889962"/>
          <table:table-cell office:value-type="float" office:value="0.2492023"/>
          <table:table-cell office:value-type="float" office:value="0.0343018"/>
          <table:table-cell office:value-type="float" office:value="0.6889962"/>
          <table:table-cell office:value-type="float" office:value="0.2492023"/>
          <table:table-cell office:value-type="float" office:value="0.0405018"/>
          <table:table-cell office:value-type="float" office:value="0.6889962"/>
          <table:table-cell office:value-type="float" office:value="0.2492024"/>
          <table:table-cell office:value-type="float" office:value="0.0467018"/>
          <table:table-cell office:value-type="float" office:value="0.6889962"/>
          <table:table-cell office:value-type="float" office:value="0.2492024"/>
          <table:table-cell office:value-type="float" office:value="0.0529018"/>
        </table:table-row>
        <table:table-row>
          <table:table-cell>
            <text:p>y_plus_3</text:p>
          </table:table-cell>
          <table:table-cell office:value-type="float" office:value="0.0"/>
          <table:table-cell office:value-type="float" office:value="0.0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1:58:49</text:p>
          </table:table-cell>
          <table:table-cell office:value-type="float" office:value="-0.0001929"/>
          <table:table-cell office:value-type="float" office:value="0.692093"/>
          <table:table-cell office:value-type="float" office:value="0.6919001"/>
          <table:table-cell office:value-type="float" office:value="0.2502026"/>
          <table:table-cell office:value-type="float" office:value="0.0365772"/>
          <table:table-cell office:value-type="float" office:value="10"/>
          <table:table-cell office:value-type="float" office:value="0.9990715980529785"/>
          <table:table-cell office:value-type="float" office:value="0.3632600009441376"/>
          <table:table-cell office:value-type="float" office:value="0.6358115971088409"/>
          <table:table-cell office:value-type="float" office:value="0.584268856048584"/>
          <table:table-cell office:value-type="float" office:value="0.21566321231211202"/>
          <table:table-cell office:value-type="float" office:value="0.5479141592979431"/>
          <table:table-cell office:value-type="float" office:value="0.6206235527992249"/>
          <table:table-cell office:value-type="float" office:value="0.0727093935012818"/>
          <table:table-cell office:value-type="float" office:value="0.5113684"/>
          <table:table-cell office:value-type="float" office:value="0.36326"/>
          <table:table-cell office:value-type="float" office:value="0.48093"/>
          <table:table-cell office:value-type="float" office:value="0.7485862"/>
          <table:table-cell office:value-type="float" office:value="0.6354262"/>
          <table:table-cell office:value-type="float" office:value="0.0315946"/>
          <table:table-cell office:value-type="float" office:value="0.3829154"/>
          <table:table-cell office:value-type="float" office:value="0.4087208"/>
          <table:table-cell office:value-type="float" office:value="0.46863"/>
          <table:table-cell office:value-type="float" office:value="0.9990716"/>
          <table:table-cell office:value-type="float" office:value="0.84378"/>
          <table:table-cell office:value-type="float" office:value="-0.0147108"/>
          <table:table-cell office:value-type="float" office:value="0.6951929"/>
          <table:table-cell office:value-type="float" office:value="0.2502025"/>
          <table:table-cell office:value-type="float" office:value="0.0219005"/>
          <table:table-cell office:value-type="float" office:value="0.6951929"/>
          <table:table-cell office:value-type="float" office:value="0.2502025"/>
          <table:table-cell office:value-type="float" office:value="0.0281005"/>
          <table:table-cell office:value-type="float" office:value="0.695193"/>
          <table:table-cell office:value-type="float" office:value="0.2502026"/>
          <table:table-cell office:value-type="float" office:value="0.0343005"/>
          <table:table-cell office:value-type="float" office:value="0.695193"/>
          <table:table-cell office:value-type="float" office:value="0.2502026"/>
          <table:table-cell office:value-type="float" office:value="0.0405005"/>
          <table:table-cell office:value-type="float" office:value="0.695193"/>
          <table:table-cell office:value-type="float" office:value="0.2502026"/>
          <table:table-cell office:value-type="float" office:value="0.0467005"/>
          <table:table-cell office:value-type="float" office:value="0.695193"/>
          <table:table-cell office:value-type="float" office:value="0.2502026"/>
          <table:table-cell office:value-type="float" office:value="0.0529005"/>
          <table:table-cell office:value-type="float" office:value="0.6889929"/>
          <table:table-cell office:value-type="float" office:value="0.2502025"/>
          <table:table-cell office:value-type="float" office:value="0.0219005"/>
          <table:table-cell office:value-type="float" office:value="0.6889929"/>
          <table:table-cell office:value-type="float" office:value="0.2502025"/>
          <table:table-cell office:value-type="float" office:value="0.0281005"/>
          <table:table-cell office:value-type="float" office:value="0.688993"/>
          <table:table-cell office:value-type="float" office:value="0.2502025"/>
          <table:table-cell office:value-type="float" office:value="0.0343005"/>
          <table:table-cell office:value-type="float" office:value="0.688993"/>
          <table:table-cell office:value-type="float" office:value="0.2502026"/>
          <table:table-cell office:value-type="float" office:value="0.0405005"/>
          <table:table-cell office:value-type="float" office:value="0.688993"/>
          <table:table-cell office:value-type="float" office:value="0.2502026"/>
          <table:table-cell office:value-type="float" office:value="0.0467005"/>
          <table:table-cell office:value-type="float" office:value="0.688993"/>
          <table:table-cell office:value-type="float" office:value="0.2502026"/>
          <table:table-cell office:value-type="float" office:value="0.0529005"/>
        </table:table-row>
        <table:table-row>
          <table:table-cell>
            <text:p>y_minus_1</text:p>
          </table:table-cell>
          <table:table-cell office:value-type="float" office:value="-0.0"/>
          <table:table-cell office:value-type="float" office:value="-0.0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1:59:02</text:p>
          </table:table-cell>
          <table:table-cell office:value-type="float" office:value="-0.0001986"/>
          <table:table-cell office:value-type="float" office:value="0.692098"/>
          <table:table-cell office:value-type="float" office:value="0.6918993"/>
          <table:table-cell office:value-type="float" office:value="0.2462054"/>
          <table:table-cell office:value-type="float" office:value="0.0375158"/>
          <table:table-cell office:value-type="float" office:value="10"/>
          <table:table-cell office:value-type="float" office:value="1.132731556892395"/>
          <table:table-cell office:value-type="float" office:value="0.28574541211128235"/>
          <table:table-cell office:value-type="float" office:value="0.8469861447811127"/>
          <table:table-cell office:value-type="float" office:value="0.583325856924057"/>
          <table:table-cell office:value-type="float" office:value="0.287933365357712"/>
          <table:table-cell office:value-type="float" office:value="0.5459461688995362"/>
          <table:table-cell office:value-type="float" office:value="0.6207055449485779"/>
          <table:table-cell office:value-type="float" office:value="0.0747593760490417"/>
          <table:table-cell office:value-type="float" office:value="0.4047684"/>
          <table:table-cell office:value-type="float" office:value="0.32144"/>
          <table:table-cell office:value-type="float" office:value="0.48093"/>
          <table:table-cell office:value-type="float" office:value="0.8654362"/>
          <table:table-cell office:value-type="float" office:value="0.6571562"/>
          <table:table-cell office:value-type="float" office:value="0.0299546"/>
          <table:table-cell office:value-type="float" office:value="0.2857454"/>
          <table:table-cell office:value-type="float" office:value="0.3455808"/>
          <table:table-cell office:value-type="float" office:value="0.45961"/>
          <table:table-cell office:value-type="float" office:value="1.1327316"/>
          <table:table-cell office:value-type="float" office:value="0.87986"/>
          <table:table-cell office:value-type="float" office:value="-0.0163508"/>
          <table:table-cell office:value-type="float" office:value="0.6951979"/>
          <table:table-cell office:value-type="float" office:value="0.2462053"/>
          <table:table-cell office:value-type="float" office:value="0.0219015"/>
          <table:table-cell office:value-type="float" office:value="0.6951979"/>
          <table:table-cell office:value-type="float" office:value="0.2462053"/>
          <table:table-cell office:value-type="float" office:value="0.0281015"/>
          <table:table-cell office:value-type="float" office:value="0.695198"/>
          <table:table-cell office:value-type="float" office:value="0.2462054"/>
          <table:table-cell office:value-type="float" office:value="0.0343015"/>
          <table:table-cell office:value-type="float" office:value="0.695198"/>
          <table:table-cell office:value-type="float" office:value="0.2462054"/>
          <table:table-cell office:value-type="float" office:value="0.0405015"/>
          <table:table-cell office:value-type="float" office:value="0.695198"/>
          <table:table-cell office:value-type="float" office:value="0.2462054"/>
          <table:table-cell office:value-type="float" office:value="0.0467015"/>
          <table:table-cell office:value-type="float" office:value="0.6951981"/>
          <table:table-cell office:value-type="float" office:value="0.2462055"/>
          <table:table-cell office:value-type="float" office:value="0.0529015"/>
          <table:table-cell office:value-type="float" office:value="0.6889979"/>
          <table:table-cell office:value-type="float" office:value="0.2462053"/>
          <table:table-cell office:value-type="float" office:value="0.0219015"/>
          <table:table-cell office:value-type="float" office:value="0.6889979"/>
          <table:table-cell office:value-type="float" office:value="0.2462053"/>
          <table:table-cell office:value-type="float" office:value="0.0281015"/>
          <table:table-cell office:value-type="float" office:value="0.688998"/>
          <table:table-cell office:value-type="float" office:value="0.2462054"/>
          <table:table-cell office:value-type="float" office:value="0.0343015"/>
          <table:table-cell office:value-type="float" office:value="0.688998"/>
          <table:table-cell office:value-type="float" office:value="0.2462054"/>
          <table:table-cell office:value-type="float" office:value="0.0405015"/>
          <table:table-cell office:value-type="float" office:value="0.688998"/>
          <table:table-cell office:value-type="float" office:value="0.2462054"/>
          <table:table-cell office:value-type="float" office:value="0.0467015"/>
          <table:table-cell office:value-type="float" office:value="0.6889981"/>
          <table:table-cell office:value-type="float" office:value="0.2462055"/>
          <table:table-cell office:value-type="float" office:value="0.0529015"/>
        </table:table-row>
        <table:table-row>
          <table:table-cell>
            <text:p>y_minus_2</text:p>
          </table:table-cell>
          <table:table-cell office:value-type="float" office:value="-0.0"/>
          <table:table-cell office:value-type="float" office:value="-0.0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1:59:14</text:p>
          </table:table-cell>
          <table:table-cell office:value-type="float" office:value="-0.0001843"/>
          <table:table-cell office:value-type="float" office:value="0.692091"/>
          <table:table-cell office:value-type="float" office:value="0.6919067"/>
          <table:table-cell office:value-type="float" office:value="0.2452042"/>
          <table:table-cell office:value-type="float" office:value="0.0372173"/>
          <table:table-cell office:value-type="float" office:value="10"/>
          <table:table-cell office:value-type="float" office:value="1.1515916585922241"/>
          <table:table-cell office:value-type="float" office:value="0.2689354121685028"/>
          <table:table-cell office:value-type="float" office:value="0.8826562464237213"/>
          <table:table-cell office:value-type="float" office:value="0.5556098639965057"/>
          <table:table-cell office:value-type="float" office:value="0.2842094073501487"/>
          <table:table-cell office:value-type="float" office:value="0.5225761592388153"/>
          <table:table-cell office:value-type="float" office:value="0.5886435687541962"/>
          <table:table-cell office:value-type="float" office:value="0.06606740951538093"/>
          <table:table-cell office:value-type="float" office:value="0.3854984"/>
          <table:table-cell office:value-type="float" office:value="0.31324"/>
          <table:table-cell office:value-type="float" office:value="0.4797"/>
          <table:table-cell office:value-type="float" office:value="0.8908562"/>
          <table:table-cell office:value-type="float" office:value="0.5435862"/>
          <table:table-cell office:value-type="float" office:value="0.0311846"/>
          <table:table-cell office:value-type="float" office:value="0.2689354"/>
          <table:table-cell office:value-type="float" office:value="0.3365608"/>
          <table:table-cell office:value-type="float" office:value="0.46494"/>
          <table:table-cell office:value-type="float" office:value="1.1515917"/>
          <table:table-cell office:value-type="float" office:value="0.72119"/>
          <table:table-cell office:value-type="float" office:value="-0.0163508"/>
          <table:table-cell office:value-type="float" office:value="0.695191"/>
          <table:table-cell office:value-type="float" office:value="0.2452042"/>
          <table:table-cell office:value-type="float" office:value="0.021901"/>
          <table:table-cell office:value-type="float" office:value="0.695191"/>
          <table:table-cell office:value-type="float" office:value="0.2452042"/>
          <table:table-cell office:value-type="float" office:value="0.028101"/>
          <table:table-cell office:value-type="float" office:value="0.695191"/>
          <table:table-cell office:value-type="float" office:value="0.2452042"/>
          <table:table-cell office:value-type="float" office:value="0.034301"/>
          <table:table-cell office:value-type="float" office:value="0.6951911"/>
          <table:table-cell office:value-type="float" office:value="0.2452042"/>
          <table:table-cell office:value-type="float" office:value="0.040501"/>
          <table:table-cell office:value-type="float" office:value="0.6951911"/>
          <table:table-cell office:value-type="float" office:value="0.2452042"/>
          <table:table-cell office:value-type="float" office:value="0.046701"/>
          <table:table-cell office:value-type="float" office:value="0.6951911"/>
          <table:table-cell office:value-type="float" office:value="0.2452042"/>
          <table:table-cell office:value-type="float" office:value="0.052901"/>
          <table:table-cell office:value-type="float" office:value="0.688991"/>
          <table:table-cell office:value-type="float" office:value="0.2452041"/>
          <table:table-cell office:value-type="float" office:value="0.0219011"/>
          <table:table-cell office:value-type="float" office:value="0.688991"/>
          <table:table-cell office:value-type="float" office:value="0.2452041"/>
          <table:table-cell office:value-type="float" office:value="0.0281011"/>
          <table:table-cell office:value-type="float" office:value="0.688991"/>
          <table:table-cell office:value-type="float" office:value="0.2452041"/>
          <table:table-cell office:value-type="float" office:value="0.0343011"/>
          <table:table-cell office:value-type="float" office:value="0.6889911"/>
          <table:table-cell office:value-type="float" office:value="0.2452041"/>
          <table:table-cell office:value-type="float" office:value="0.0405011"/>
          <table:table-cell office:value-type="float" office:value="0.6889911"/>
          <table:table-cell office:value-type="float" office:value="0.2452041"/>
          <table:table-cell office:value-type="float" office:value="0.0467011"/>
          <table:table-cell office:value-type="float" office:value="0.6889911"/>
          <table:table-cell office:value-type="float" office:value="0.2452041"/>
          <table:table-cell office:value-type="float" office:value="0.0529011"/>
        </table:table-row>
        <table:table-row>
          <table:table-cell>
            <text:p>y_minus_3</text:p>
          </table:table-cell>
          <table:table-cell office:value-type="float" office:value="-0.0"/>
          <table:table-cell office:value-type="float" office:value="-0.0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1:59:27</text:p>
          </table:table-cell>
          <table:table-cell office:value-type="float" office:value="-0.0001587"/>
          <table:table-cell office:value-type="float" office:value="0.6920987"/>
          <table:table-cell office:value-type="float" office:value="0.69194"/>
          <table:table-cell office:value-type="float" office:value="0.244206"/>
          <table:table-cell office:value-type="float" office:value="0.036261"/>
          <table:table-cell office:value-type="float" office:value="10"/>
          <table:table-cell office:value-type="float" office:value="1.1897215843200684"/>
          <table:table-cell office:value-type="float" office:value="0.25171539187431335"/>
          <table:table-cell office:value-type="float" office:value="0.938006192445755"/>
          <table:table-cell office:value-type="float" office:value="0.5042778581380845"/>
          <table:table-cell office:value-type="float" office:value="0.31208839938250227"/>
          <table:table-cell office:value-type="float" office:value="0.4784601628780365"/>
          <table:table-cell office:value-type="float" office:value="0.5300955533981323"/>
          <table:table-cell office:value-type="float" office:value="0.0516353905200958"/>
          <table:table-cell office:value-type="float" office:value="0.3629484"/>
          <table:table-cell office:value-type="float" office:value="0.30709"/>
          <table:table-cell office:value-type="float" office:value="0.48913"/>
          <table:table-cell office:value-type="float" office:value="0.9441562"/>
          <table:table-cell office:value-type="float" office:value="0.2889762"/>
          <table:table-cell office:value-type="float" office:value="0.0311846"/>
          <table:table-cell office:value-type="float" office:value="0.2517154"/>
          <table:table-cell office:value-type="float" office:value="0.3369708"/>
          <table:table-cell office:value-type="float" office:value="0.49405"/>
          <table:table-cell office:value-type="float" office:value="1.1897216"/>
          <table:table-cell office:value-type="float" office:value="0.37802"/>
          <table:table-cell office:value-type="float" office:value="-0.0147108"/>
          <table:table-cell office:value-type="float" office:value="0.6951988"/>
          <table:table-cell office:value-type="float" office:value="0.2442059"/>
          <table:table-cell office:value-type="float" office:value="0.0219007"/>
          <table:table-cell office:value-type="float" office:value="0.6951988"/>
          <table:table-cell office:value-type="float" office:value="0.244206"/>
          <table:table-cell office:value-type="float" office:value="0.0281007"/>
          <table:table-cell office:value-type="float" office:value="0.6951987"/>
          <table:table-cell office:value-type="float" office:value="0.244206"/>
          <table:table-cell office:value-type="float" office:value="0.0343007"/>
          <table:table-cell office:value-type="float" office:value="0.6951987"/>
          <table:table-cell office:value-type="float" office:value="0.244206"/>
          <table:table-cell office:value-type="float" office:value="0.0405007"/>
          <table:table-cell office:value-type="float" office:value="0.6951986"/>
          <table:table-cell office:value-type="float" office:value="0.244206"/>
          <table:table-cell office:value-type="float" office:value="0.0467007"/>
          <table:table-cell office:value-type="float" office:value="0.6951986"/>
          <table:table-cell office:value-type="float" office:value="0.244206"/>
          <table:table-cell office:value-type="float" office:value="0.0529007"/>
          <table:table-cell office:value-type="float" office:value="0.6889988"/>
          <table:table-cell office:value-type="float" office:value="0.2442059"/>
          <table:table-cell office:value-type="float" office:value="0.0219006"/>
          <table:table-cell office:value-type="float" office:value="0.6889988"/>
          <table:table-cell office:value-type="float" office:value="0.2442059"/>
          <table:table-cell office:value-type="float" office:value="0.0281006"/>
          <table:table-cell office:value-type="float" office:value="0.6889987"/>
          <table:table-cell office:value-type="float" office:value="0.244206"/>
          <table:table-cell office:value-type="float" office:value="0.0343006"/>
          <table:table-cell office:value-type="float" office:value="0.6889987"/>
          <table:table-cell office:value-type="float" office:value="0.244206"/>
          <table:table-cell office:value-type="float" office:value="0.0405006"/>
          <table:table-cell office:value-type="float" office:value="0.6889986"/>
          <table:table-cell office:value-type="float" office:value="0.244206"/>
          <table:table-cell office:value-type="float" office:value="0.0467006"/>
          <table:table-cell office:value-type="float" office:value="0.6889986"/>
          <table:table-cell office:value-type="float" office:value="0.244206"/>
          <table:table-cell office:value-type="float" office:value="0.0529006"/>
        </table:table-row>
        <table:table-row>
          <table:table-cell>
            <text:p>z_plus_5</text:p>
          </table:table-cell>
          <table:table-cell office:value-type="float" office:value="0.0"/>
          <table:table-cell office:value-type="float" office:value="0.0"/>
          <table:table-cell office:value-type="float" office:value="0.005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1:59:39</text:p>
          </table:table-cell>
          <table:table-cell office:value-type="float" office:value="-0.0001115"/>
          <table:table-cell office:value-type="float" office:value="0.6920959"/>
          <table:table-cell office:value-type="float" office:value="0.6919843"/>
          <table:table-cell office:value-type="float" office:value="0.247205"/>
          <table:table-cell office:value-type="float" office:value="0.0383513"/>
          <table:table-cell office:value-type="float" office:value="8"/>
          <table:table-cell office:value-type="float" office:value="0.9839016199111938"/>
          <table:table-cell office:value-type="float" office:value="-0.011479999870061874"/>
          <table:table-cell office:value-type="float" office:value="0.9953816197812557"/>
          <table:table-cell office:value-type="float" office:value="0.4559388570487499"/>
          <table:table-cell office:value-type="float" office:value="0.2979595956005883"/>
          <table:table-cell office:value-type="float" office:value="0.4459881581366062"/>
          <table:table-cell office:value-type="float" office:value="0.46588955596089365"/>
          <table:table-cell office:value-type="float" office:value="0.01990139782428746"/>
          <table:table-cell office:value-type="float" office:value="0.4605284"/>
          <table:table-cell office:value-type="float" office:value="0.39032"/>
          <table:table-cell office:value-type="float" office:value="0.55596"/>
          <table:table-cell office:value-type="float" office:value="0.7715462"/>
          <table:table-cell office:value-type="float" office:value="0.0515862"/>
          <table:table-cell office:value-type="float" office:value="0.0307746"/>
          <table:table-cell office:value-type="float" office:value="0.3476554"/>
          <table:table-cell office:value-type="float" office:value="0.4419308"/>
          <table:table-cell office:value-type="float" office:value="0.56744"/>
          <table:table-cell office:value-type="float" office:value="0.9839016"/>
          <table:table-cell office:value-type="float" office:value="-0.01148"/>
          <table:table-cell office:value-type="float" office:value="-0.0143008"/>
          <table:table-cell office:value-type="float" office:value="0.6951958"/>
          <table:table-cell office:value-type="float" office:value="0.2472051"/>
          <table:table-cell office:value-type="float" office:value="0.0269022"/>
          <table:table-cell office:value-type="float" office:value="0.6951958"/>
          <table:table-cell office:value-type="float" office:value="0.2472051"/>
          <table:table-cell office:value-type="float" office:value="0.0331022"/>
          <table:table-cell office:value-type="float" office:value="0.6951959"/>
          <table:table-cell office:value-type="float" office:value="0.247205"/>
          <table:table-cell office:value-type="float" office:value="0.0393022"/>
          <table:table-cell office:value-type="float" office:value="0.6951959"/>
          <table:table-cell office:value-type="float" office:value="0.247205"/>
          <table:table-cell office:value-type="float" office:value="0.0455022"/>
          <table:table-cell office:value-type="float" office:value="0.6951959"/>
          <table:table-cell office:value-type="float" office:value="0.247205"/>
          <table:table-cell office:value-type="float" office:value="0.0517022"/>
          <table:table-cell office:value-type="float" office:value="0.6951959"/>
          <table:table-cell office:value-type="float" office:value="0.247205"/>
          <table:table-cell office:value-type="float" office:value="0.0579022"/>
          <table:table-cell office:value-type="float" office:value="0.6889958"/>
          <table:table-cell office:value-type="float" office:value="0.2472051"/>
          <table:table-cell office:value-type="float" office:value="0.0269023"/>
          <table:table-cell office:value-type="float" office:value="0.6889958"/>
          <table:table-cell office:value-type="float" office:value="0.247205"/>
          <table:table-cell office:value-type="float" office:value="0.0331023"/>
          <table:table-cell office:value-type="float" office:value="0.6889959"/>
          <table:table-cell office:value-type="float" office:value="0.247205"/>
          <table:table-cell office:value-type="float" office:value="0.0393023"/>
          <table:table-cell office:value-type="float" office:value="0.6889959"/>
          <table:table-cell office:value-type="float" office:value="0.247205"/>
          <table:table-cell office:value-type="float" office:value="0.0455023"/>
          <table:table-cell office:value-type="float" office:value="0.6889959"/>
          <table:table-cell office:value-type="float" office:value="0.247205"/>
          <table:table-cell office:value-type="float" office:value="0.0517023"/>
          <table:table-cell office:value-type="float" office:value="0.6889959"/>
          <table:table-cell office:value-type="float" office:value="0.247205"/>
          <table:table-cell office:value-type="float" office:value="0.0579023"/>
        </table:table-row>
        <table:table-row>
          <table:table-cell>
            <text:p>z_plus_10</text:p>
          </table:table-cell>
          <table:table-cell office:value-type="float" office:value="0.0"/>
          <table:table-cell office:value-type="float" office:value="0.0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1:59:52</text:p>
          </table:table-cell>
          <table:table-cell office:value-type="float" office:value="-2.67e-05"/>
          <table:table-cell office:value-type="float" office:value="0.6921019"/>
          <table:table-cell office:value-type="float" office:value="0.6920752"/>
          <table:table-cell office:value-type="float" office:value="0.2472173"/>
          <table:table-cell office:value-type="float" office:value="0.03877"/>
          <table:table-cell office:value-type="float" office:value="6"/>
          <table:table-cell office:value-type="float" office:value="0.7203699946403503"/>
          <table:table-cell office:value-type="float" office:value="-0.03280000016093254"/>
          <table:table-cell office:value-type="float" office:value="0.7531699948012829"/>
          <table:table-cell office:value-type="float" office:value="0.363360857218504"/>
          <table:table-cell office:value-type="float" office:value="0.29501398425520964"/>
          <table:table-cell office:value-type="float" office:value="0.37268015220761297"/>
          <table:table-cell office:value-type="float" office:value="0.3540415622293949"/>
          <table:table-cell office:value-type="float" office:value="0.018638589978218045"/>
          <table:table-cell office:value-type="float" office:value="0.5589284"/>
          <table:table-cell office:value-type="float" office:value="0.50471"/>
          <table:table-cell office:value-type="float" office:value="0.67076"/>
          <table:table-cell office:value-type="float" office:value="0.0925862"/>
          <table:table-cell office:value-type="float" office:value="0.0364162"/>
          <table:table-cell office:value-type="float" office:value="0.0303646"/>
          <table:table-cell office:value-type="float" office:value="0.4513854"/>
          <table:table-cell office:value-type="float" office:value="0.5928108"/>
          <table:table-cell office:value-type="float" office:value="0.72037"/>
          <table:table-cell office:value-type="float" office:value="0.0384416"/>
          <table:table-cell office:value-type="float" office:value="-0.0328"/>
          <table:table-cell office:value-type="float" office:value="-0.0138908"/>
          <table:table-cell office:value-type="float" office:value="0.6952019"/>
          <table:table-cell office:value-type="float" office:value="0.2472173"/>
          <table:table-cell office:value-type="float" office:value="0.0318952"/>
          <table:table-cell office:value-type="float" office:value="0.6952019"/>
          <table:table-cell office:value-type="float" office:value="0.2472173"/>
          <table:table-cell office:value-type="float" office:value="0.0380952"/>
          <table:table-cell office:value-type="float" office:value="0.6952019"/>
          <table:table-cell office:value-type="float" office:value="0.2472173"/>
          <table:table-cell office:value-type="float" office:value="0.0442952"/>
          <table:table-cell office:value-type="float" office:value="0.6952019"/>
          <table:table-cell office:value-type="float" office:value="0.2472173"/>
          <table:table-cell office:value-type="float" office:value="0.0504952"/>
          <table:table-cell office:value-type="float" office:value="0.6952019"/>
          <table:table-cell office:value-type="float" office:value="0.2472173"/>
          <table:table-cell office:value-type="float" office:value="0.0566952"/>
          <table:table-cell office:value-type="float" office:value="0.6952019"/>
          <table:table-cell office:value-type="float" office:value="0.2472173"/>
          <table:table-cell office:value-type="float" office:value="0.0628952"/>
          <table:table-cell office:value-type="float" office:value="0.6890019"/>
          <table:table-cell office:value-type="float" office:value="0.2472173"/>
          <table:table-cell office:value-type="float" office:value="0.0318952"/>
          <table:table-cell office:value-type="float" office:value="0.6890019"/>
          <table:table-cell office:value-type="float" office:value="0.2472173"/>
          <table:table-cell office:value-type="float" office:value="0.0380952"/>
          <table:table-cell office:value-type="float" office:value="0.6890019"/>
          <table:table-cell office:value-type="float" office:value="0.2472173"/>
          <table:table-cell office:value-type="float" office:value="0.0442952"/>
          <table:table-cell office:value-type="float" office:value="0.6890019"/>
          <table:table-cell office:value-type="float" office:value="0.2472173"/>
          <table:table-cell office:value-type="float" office:value="0.0504952"/>
          <table:table-cell office:value-type="float" office:value="0.6890019"/>
          <table:table-cell office:value-type="float" office:value="0.2472173"/>
          <table:table-cell office:value-type="float" office:value="0.0566952"/>
          <table:table-cell office:value-type="float" office:value="0.6890019"/>
          <table:table-cell office:value-type="float" office:value="0.2472173"/>
          <table:table-cell office:value-type="float" office:value="0.0628952"/>
        </table:table-row>
        <table:table-row>
          <table:table-cell>
            <text:p>z_plus_15</text:p>
          </table:table-cell>
          <table:table-cell office:value-type="float" office:value="0.0"/>
          <table:table-cell office:value-type="float" office:value="0.0"/>
          <table:table-cell office:value-type="float" office:value="0.015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00:05</text:p>
          </table:table-cell>
          <table:table-cell office:value-type="float" office:value="0.000135"/>
          <table:table-cell office:value-type="float" office:value="0.6920954"/>
          <table:table-cell office:value-type="float" office:value="0.6922304"/>
          <table:table-cell office:value-type="float" office:value="0.2472064"/>
          <table:table-cell office:value-type="float" office:value="0.0406053"/>
          <table:table-cell office:value-type="float" office:value="5"/>
          <table:table-cell office:value-type="float" office:value="0.8154407739639282"/>
          <table:table-cell office:value-type="float" office:value="-0.035670001059770584"/>
          <table:table-cell office:value-type="float" office:value="0.8511107750236988"/>
          <table:table-cell office:value-type="float" office:value="0.3176458596251905"/>
          <table:table-cell office:value-type="float" office:value="0.3548007553097159"/>
          <table:table-cell office:value-type="float" office:value="0.3346321642398834"/>
          <table:table-cell office:value-type="float" office:value="0.30065955501049757"/>
          <table:table-cell office:value-type="float" office:value="0.03397260922938583"/>
          <table:table-cell office:value-type="float" office:value="0.7397384"/>
          <table:table-cell office:value-type="float" office:value="0.69454"/>
          <table:table-cell office:value-type="float" office:value="0.15416"/>
          <table:table-cell office:value-type="float" office:value="0.0511762"/>
          <table:table-cell office:value-type="float" office:value="0.0335462"/>
          <table:table-cell office:value-type="float" office:value="0.0299546"/>
          <table:table-cell office:value-type="float" office:value="0.6403954"/>
          <table:table-cell office:value-type="float" office:value="0.8154408"/>
          <table:table-cell office:value-type="float" office:value="0.09184"/>
          <table:table-cell office:value-type="float" office:value="-0.0087084"/>
          <table:table-cell office:value-type="float" office:value="-0.03567"/>
          <table:table-cell office:value-type="float" office:value="-0.0147108"/>
          <table:table-cell office:value-type="float" office:value="0.6951953"/>
          <table:table-cell office:value-type="float" office:value="0.2472064"/>
          <table:table-cell office:value-type="float" office:value="0.0369021"/>
          <table:table-cell office:value-type="float" office:value="0.6951953"/>
          <table:table-cell office:value-type="float" office:value="0.2472064"/>
          <table:table-cell office:value-type="float" office:value="0.0431021"/>
          <table:table-cell office:value-type="float" office:value="0.6951954"/>
          <table:table-cell office:value-type="float" office:value="0.2472064"/>
          <table:table-cell office:value-type="float" office:value="0.0493021"/>
          <table:table-cell office:value-type="float" office:value="0.6951954"/>
          <table:table-cell office:value-type="float" office:value="0.2472064"/>
          <table:table-cell office:value-type="float" office:value="0.0555021"/>
          <table:table-cell office:value-type="float" office:value="0.6951954"/>
          <table:table-cell office:value-type="float" office:value="0.2472064"/>
          <table:table-cell office:value-type="float" office:value="0.0617021"/>
          <table:table-cell office:value-type="float" office:value="0.6951954"/>
          <table:table-cell office:value-type="float" office:value="0.2472064"/>
          <table:table-cell office:value-type="float" office:value="0.0679021"/>
          <table:table-cell office:value-type="float" office:value="0.6889953"/>
          <table:table-cell office:value-type="float" office:value="0.2472064"/>
          <table:table-cell office:value-type="float" office:value="0.0369021"/>
          <table:table-cell office:value-type="float" office:value="0.6889953"/>
          <table:table-cell office:value-type="float" office:value="0.2472064"/>
          <table:table-cell office:value-type="float" office:value="0.0431021"/>
          <table:table-cell office:value-type="float" office:value="0.6889954"/>
          <table:table-cell office:value-type="float" office:value="0.2472064"/>
          <table:table-cell office:value-type="float" office:value="0.0493021"/>
          <table:table-cell office:value-type="float" office:value="0.6889954"/>
          <table:table-cell office:value-type="float" office:value="0.2472064"/>
          <table:table-cell office:value-type="float" office:value="0.0555021"/>
          <table:table-cell office:value-type="float" office:value="0.6889954"/>
          <table:table-cell office:value-type="float" office:value="0.2472064"/>
          <table:table-cell office:value-type="float" office:value="0.0617021"/>
          <table:table-cell office:value-type="float" office:value="0.6889954"/>
          <table:table-cell office:value-type="float" office:value="0.2472064"/>
          <table:table-cell office:value-type="float" office:value="0.0679021"/>
        </table:table-row>
        <table:table-row>
          <table:table-cell>
            <text:p>z_plus_20</text:p>
          </table:table-cell>
          <table:table-cell office:value-type="float" office:value="0.0"/>
          <table:table-cell office:value-type="float" office:value="0.0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7-09 12:00:17</text:p>
          </table:table-cell>
          <table:table-cell office:value-type="float" office:value="0.0001352"/>
          <table:table-cell office:value-type="float" office:value="0.6920972"/>
          <table:table-cell office:value-type="float" office:value="0.6922324"/>
          <table:table-cell office:value-type="float" office:value="0.247208"/>
          <table:table-cell office:value-type="float" office:value="0.0430715"/>
          <table:table-cell office:value-type="float" office:value="4"/>
          <table:table-cell office:value-type="float" office:value="1.0234583616256714"/>
          <table:table-cell office:value-type="float" office:value="-0.04018000140786171"/>
          <table:table-cell office:value-type="float" office:value="1.063638363033533"/>
          <table:table-cell office:value-type="float" office:value="0.2506928541697562"/>
          <table:table-cell office:value-type="float" office:value="0.4006720878084385"/>
          <table:table-cell office:value-type="float" office:value="0.2810861520469189"/>
          <table:table-cell office:value-type="float" office:value="0.22029955629259348"/>
          <table:table-cell office:value-type="float" office:value="0.060786595754325407"/>
          <table:table-cell office:value-type="float" office:value="1.0234584"/>
          <table:table-cell office:value-type="float" office:value="0.24887"/>
          <table:table-cell office:value-type="float" office:value="0.05453"/>
          <table:table-cell office:value-type="float" office:value="0.0491262"/>
          <table:table-cell office:value-type="float" office:value="0.0294462"/>
          <table:table-cell office:value-type="float" office:value="0.0303646"/>
          <table:table-cell office:value-type="float" office:value="0.9544554"/>
          <table:table-cell office:value-type="float" office:value="0.2115108"/>
          <table:table-cell office:value-type="float" office:value="-0.01558"/>
          <table:table-cell office:value-type="float" office:value="-0.0087084"/>
          <table:table-cell office:value-type="float" office:value="-0.04018"/>
          <table:table-cell office:value-type="float" office:value="-0.0151208"/>
          <table:table-cell office:value-type="float" office:value="0.6951971"/>
          <table:table-cell office:value-type="float" office:value="0.247208"/>
          <table:table-cell office:value-type="float" office:value="0.0419008"/>
          <table:table-cell office:value-type="float" office:value="0.6951972"/>
          <table:table-cell office:value-type="float" office:value="0.247208"/>
          <table:table-cell office:value-type="float" office:value="0.0481008"/>
          <table:table-cell office:value-type="float" office:value="0.6951972"/>
          <table:table-cell office:value-type="float" office:value="0.247208"/>
          <table:table-cell office:value-type="float" office:value="0.0543008"/>
          <table:table-cell office:value-type="float" office:value="0.6951972"/>
          <table:table-cell office:value-type="float" office:value="0.2472081"/>
          <table:table-cell office:value-type="float" office:value="0.0605008"/>
          <table:table-cell office:value-type="float" office:value="0.6951972"/>
          <table:table-cell office:value-type="float" office:value="0.2472081"/>
          <table:table-cell office:value-type="float" office:value="0.0667008"/>
          <table:table-cell office:value-type="float" office:value="0.6951972"/>
          <table:table-cell office:value-type="float" office:value="0.2472082"/>
          <table:table-cell office:value-type="float" office:value="0.0729008"/>
          <table:table-cell office:value-type="float" office:value="0.6889971"/>
          <table:table-cell office:value-type="float" office:value="0.247208"/>
          <table:table-cell office:value-type="float" office:value="0.0419008"/>
          <table:table-cell office:value-type="float" office:value="0.6889972"/>
          <table:table-cell office:value-type="float" office:value="0.247208"/>
          <table:table-cell office:value-type="float" office:value="0.0481008"/>
          <table:table-cell office:value-type="float" office:value="0.6889972"/>
          <table:table-cell office:value-type="float" office:value="0.247208"/>
          <table:table-cell office:value-type="float" office:value="0.0543008"/>
          <table:table-cell office:value-type="float" office:value="0.6889972"/>
          <table:table-cell office:value-type="float" office:value="0.2472081"/>
          <table:table-cell office:value-type="float" office:value="0.0605008"/>
          <table:table-cell office:value-type="float" office:value="0.6889972"/>
          <table:table-cell office:value-type="float" office:value="0.2472081"/>
          <table:table-cell office:value-type="float" office:value="0.0667008"/>
          <table:table-cell office:value-type="float" office:value="0.6889972"/>
          <table:table-cell office:value-type="float" office:value="0.2472081"/>
          <table:table-cell office:value-type="float" office:value="0.0729008"/>
        </table:table-row>
        <table:table-row>
          <table:table-cell>
            <text:p>z_rot_plus_1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0"/>
          <table:table-cell>
            <text:p>2025-07-09 12:00:31</text:p>
          </table:table-cell>
          <table:table-cell office:value-type="float" office:value="0.0001067"/>
          <table:table-cell office:value-type="float" office:value="0.6927839"/>
          <table:table-cell office:value-type="float" office:value="0.6928906"/>
          <table:table-cell office:value-type="float" office:value="0.2472959"/>
          <table:table-cell office:value-type="float" office:value="0.0369766"/>
          <table:table-cell office:value-type="float" office:value="10"/>
          <table:table-cell office:value-type="float" office:value="0.9183015823364258"/>
          <table:table-cell office:value-type="float" office:value="0.27016541361808777"/>
          <table:table-cell office:value-type="float" office:value="0.648136168718338"/>
          <table:table-cell office:value-type="float" office:value="0.5469178557395935"/>
          <table:table-cell office:value-type="float" office:value="0.22861595200527882"/>
          <table:table-cell office:value-type="float" office:value="0.5660361528396607"/>
          <table:table-cell office:value-type="float" office:value="0.5277995586395263"/>
          <table:table-cell office:value-type="float" office:value="0.038236594200134366"/>
          <table:table-cell office:value-type="float" office:value="0.4584784"/>
          <table:table-cell office:value-type="float" office:value="0.3649"/>
          <table:table-cell office:value-type="float" office:value="0.51619"/>
          <table:table-cell office:value-type="float" office:value="0.8617462"/>
          <table:table-cell office:value-type="float" office:value="0.6288662"/>
          <table:table-cell office:value-type="float" office:value="0.0315946"/>
          <table:table-cell office:value-type="float" office:value="0.2701654"/>
          <table:table-cell office:value-type="float" office:value="0.3099108"/>
          <table:table-cell office:value-type="float" office:value="0.41082"/>
          <table:table-cell office:value-type="float" office:value="0.9183016"/>
          <table:table-cell office:value-type="float" office:value="0.7298"/>
          <table:table-cell office:value-type="float" office:value="-0.0151208"/>
          <table:table-cell office:value-type="float" office:value="0.6958368"/>
          <table:table-cell office:value-type="float" office:value="0.2478154"/>
          <table:table-cell office:value-type="float" office:value="0.0218953"/>
          <table:table-cell office:value-type="float" office:value="0.6958368"/>
          <table:table-cell office:value-type="float" office:value="0.2478154"/>
          <table:table-cell office:value-type="float" office:value="0.0280953"/>
          <table:table-cell office:value-type="float" office:value="0.6958368"/>
          <table:table-cell office:value-type="float" office:value="0.2478154"/>
          <table:table-cell office:value-type="float" office:value="0.0342953"/>
          <table:table-cell office:value-type="float" office:value="0.6958368"/>
          <table:table-cell office:value-type="float" office:value="0.2478154"/>
          <table:table-cell office:value-type="float" office:value="0.0404953"/>
          <table:table-cell office:value-type="float" office:value="0.6958368"/>
          <table:table-cell office:value-type="float" office:value="0.2478154"/>
          <table:table-cell office:value-type="float" office:value="0.0466953"/>
          <table:table-cell office:value-type="float" office:value="0.6958369"/>
          <table:table-cell office:value-type="float" office:value="0.2478154"/>
          <table:table-cell office:value-type="float" office:value="0.0528953"/>
          <table:table-cell office:value-type="float" office:value="0.689731"/>
          <table:table-cell office:value-type="float" office:value="0.2467388"/>
          <table:table-cell office:value-type="float" office:value="0.0218953"/>
          <table:table-cell office:value-type="float" office:value="0.689731"/>
          <table:table-cell office:value-type="float" office:value="0.2467388"/>
          <table:table-cell office:value-type="float" office:value="0.0280953"/>
          <table:table-cell office:value-type="float" office:value="0.689731"/>
          <table:table-cell office:value-type="float" office:value="0.2467388"/>
          <table:table-cell office:value-type="float" office:value="0.0342953"/>
          <table:table-cell office:value-type="float" office:value="0.689731"/>
          <table:table-cell office:value-type="float" office:value="0.2467388"/>
          <table:table-cell office:value-type="float" office:value="0.0404953"/>
          <table:table-cell office:value-type="float" office:value="0.689731"/>
          <table:table-cell office:value-type="float" office:value="0.2467388"/>
          <table:table-cell office:value-type="float" office:value="0.0466953"/>
          <table:table-cell office:value-type="float" office:value="0.6897311"/>
          <table:table-cell office:value-type="float" office:value="0.2467388"/>
          <table:table-cell office:value-type="float" office:value="0.0528953"/>
        </table:table-row>
        <table:table-row>
          <table:table-cell>
            <text:p>z_rot_plus_2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0"/>
          <table:table-cell>
            <text:p>2025-07-09 12:00:43</text:p>
          </table:table-cell>
          <table:table-cell office:value-type="float" office:value="0.000223"/>
          <table:table-cell office:value-type="float" office:value="0.6933829"/>
          <table:table-cell office:value-type="float" office:value="0.6936059"/>
          <table:table-cell office:value-type="float" office:value="0.2475395"/>
          <table:table-cell office:value-type="float" office:value="0.0365461"/>
          <table:table-cell office:value-type="float" office:value="10"/>
          <table:table-cell office:value-type="float" office:value="0.84206622838974"/>
          <table:table-cell office:value-type="float" office:value="0.262785404920578"/>
          <table:table-cell office:value-type="float" office:value="0.579280823469162"/>
          <table:table-cell office:value-type="float" office:value="0.5004238694906235"/>
          <table:table-cell office:value-type="float" office:value="0.20009299136480876"/>
          <table:table-cell office:value-type="float" office:value="0.5387301683425904"/>
          <table:table-cell office:value-type="float" office:value="0.4621175706386566"/>
          <table:table-cell office:value-type="float" office:value="0.07661259770393375"/>
          <table:table-cell office:value-type="float" office:value="0.4449484"/>
          <table:table-cell office:value-type="float" office:value="0.37064"/>
          <table:table-cell office:value-type="float" office:value="0.50184"/>
          <table:table-cell office:value-type="float" office:value="0.8420662"/>
          <table:table-cell office:value-type="float" office:value="0.5341562"/>
          <table:table-cell office:value-type="float" office:value="0.0324146"/>
          <table:table-cell office:value-type="float" office:value="0.2627854"/>
          <table:table-cell office:value-type="float" office:value="0.2931008"/>
          <table:table-cell office:value-type="float" office:value="0.3731"/>
          <table:table-cell office:value-type="float" office:value="0.8219516"/>
          <table:table-cell office:value-type="float" office:value="0.55965"/>
          <table:table-cell office:value-type="float" office:value="-0.0143008"/>
          <table:table-cell office:value-type="float" office:value="0.6962959"/>
          <table:table-cell office:value-type="float" office:value="0.2485186"/>
          <table:table-cell office:value-type="float" office:value="0.0219501"/>
          <table:table-cell office:value-type="float" office:value="0.6962959"/>
          <table:table-cell office:value-type="float" office:value="0.2485186"/>
          <table:table-cell office:value-type="float" office:value="0.0281501"/>
          <table:table-cell office:value-type="float" office:value="0.6962959"/>
          <table:table-cell office:value-type="float" office:value="0.2485186"/>
          <table:table-cell office:value-type="float" office:value="0.0343501"/>
          <table:table-cell office:value-type="float" office:value="0.696296"/>
          <table:table-cell office:value-type="float" office:value="0.2485186"/>
          <table:table-cell office:value-type="float" office:value="0.0405501"/>
          <table:table-cell office:value-type="float" office:value="0.696296"/>
          <table:table-cell office:value-type="float" office:value="0.2485186"/>
          <table:table-cell office:value-type="float" office:value="0.0467501"/>
          <table:table-cell office:value-type="float" office:value="0.696296"/>
          <table:table-cell office:value-type="float" office:value="0.2485186"/>
          <table:table-cell office:value-type="float" office:value="0.0529501"/>
          <table:table-cell office:value-type="float" office:value="0.6904698"/>
          <table:table-cell office:value-type="float" office:value="0.246398"/>
          <table:table-cell office:value-type="float" office:value="0.0219501"/>
          <table:table-cell office:value-type="float" office:value="0.6904698"/>
          <table:table-cell office:value-type="float" office:value="0.246398"/>
          <table:table-cell office:value-type="float" office:value="0.0281501"/>
          <table:table-cell office:value-type="float" office:value="0.6904699"/>
          <table:table-cell office:value-type="float" office:value="0.2463981"/>
          <table:table-cell office:value-type="float" office:value="0.0343501"/>
          <table:table-cell office:value-type="float" office:value="0.6904699"/>
          <table:table-cell office:value-type="float" office:value="0.2463981"/>
          <table:table-cell office:value-type="float" office:value="0.0405501"/>
          <table:table-cell office:value-type="float" office:value="0.6904699"/>
          <table:table-cell office:value-type="float" office:value="0.2463981"/>
          <table:table-cell office:value-type="float" office:value="0.0467501"/>
          <table:table-cell office:value-type="float" office:value="0.6904699"/>
          <table:table-cell office:value-type="float" office:value="0.2463981"/>
          <table:table-cell office:value-type="float" office:value="0.0529501"/>
        </table:table-row>
        <table:table-row>
          <table:table-cell>
            <text:p>z_rot_plus_3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.0"/>
          <table:table-cell>
            <text:p>2025-07-09 12:00:57</text:p>
          </table:table-cell>
          <table:table-cell office:value-type="float" office:value="0.0002396"/>
          <table:table-cell office:value-type="float" office:value="0.6940994"/>
          <table:table-cell office:value-type="float" office:value="0.694339"/>
          <table:table-cell office:value-type="float" office:value="0.2478809"/>
          <table:table-cell office:value-type="float" office:value="0.0360533"/>
          <table:table-cell office:value-type="float" office:value="10"/>
          <table:table-cell office:value-type="float" office:value="0.8859362006187439"/>
          <table:table-cell office:value-type="float" office:value="0.26401540637016296"/>
          <table:table-cell office:value-type="float" office:value="0.6219207942485809"/>
          <table:table-cell office:value-type="float" office:value="0.47652086019515993"/>
          <table:table-cell office:value-type="float" office:value="0.19991923947981685"/>
          <table:table-cell office:value-type="float" office:value="0.5190501570701599"/>
          <table:table-cell office:value-type="float" office:value="0.4339915633201599"/>
          <table:table-cell office:value-type="float" office:value="0.08505859374999997"/>
          <table:table-cell office:value-type="float" office:value="0.4523284"/>
          <table:table-cell office:value-type="float" office:value="0.36121"/>
          <table:table-cell office:value-type="float" office:value="0.50758"/>
          <table:table-cell office:value-type="float" office:value="0.8859362"/>
          <table:table-cell office:value-type="float" office:value="0.3881962"/>
          <table:table-cell office:value-type="float" office:value="0.0332346"/>
          <table:table-cell office:value-type="float" office:value="0.2640154"/>
          <table:table-cell office:value-type="float" office:value="0.2873608"/>
          <table:table-cell office:value-type="float" office:value="0.36203"/>
          <table:table-cell office:value-type="float" office:value="0.7493816"/>
          <table:table-cell office:value-type="float" office:value="0.50717"/>
          <table:table-cell office:value-type="float" office:value="-0.0159408"/>
          <table:table-cell office:value-type="float" office:value="0.6967841"/>
          <table:table-cell office:value-type="float" office:value="0.2492926"/>
          <table:table-cell office:value-type="float" office:value="0.0219036"/>
          <table:table-cell office:value-type="float" office:value="0.6967841"/>
          <table:table-cell office:value-type="float" office:value="0.2492926"/>
          <table:table-cell office:value-type="float" office:value="0.0281036"/>
          <table:table-cell office:value-type="float" office:value="0.696784"/>
          <table:table-cell office:value-type="float" office:value="0.2492926"/>
          <table:table-cell office:value-type="float" office:value="0.0343036"/>
          <table:table-cell office:value-type="float" office:value="0.696784"/>
          <table:table-cell office:value-type="float" office:value="0.2492926"/>
          <table:table-cell office:value-type="float" office:value="0.0405036"/>
          <table:table-cell office:value-type="float" office:value="0.696784"/>
          <table:table-cell office:value-type="float" office:value="0.2492926"/>
          <table:table-cell office:value-type="float" office:value="0.0467036"/>
          <table:table-cell office:value-type="float" office:value="0.696784"/>
          <table:table-cell office:value-type="float" office:value="0.2492926"/>
          <table:table-cell office:value-type="float" office:value="0.0529036"/>
          <table:table-cell office:value-type="float" office:value="0.6914147"/>
          <table:table-cell office:value-type="float" office:value="0.2461926"/>
          <table:table-cell office:value-type="float" office:value="0.0219036"/>
          <table:table-cell office:value-type="float" office:value="0.6914147"/>
          <table:table-cell office:value-type="float" office:value="0.2461926"/>
          <table:table-cell office:value-type="float" office:value="0.0281036"/>
          <table:table-cell office:value-type="float" office:value="0.6914147"/>
          <table:table-cell office:value-type="float" office:value="0.2461926"/>
          <table:table-cell office:value-type="float" office:value="0.0343036"/>
          <table:table-cell office:value-type="float" office:value="0.6914147"/>
          <table:table-cell office:value-type="float" office:value="0.2461926"/>
          <table:table-cell office:value-type="float" office:value="0.0405036"/>
          <table:table-cell office:value-type="float" office:value="0.6914147"/>
          <table:table-cell office:value-type="float" office:value="0.2461926"/>
          <table:table-cell office:value-type="float" office:value="0.0467036"/>
          <table:table-cell office:value-type="float" office:value="0.6914146"/>
          <table:table-cell office:value-type="float" office:value="0.2461926"/>
          <table:table-cell office:value-type="float" office:value="0.0529036"/>
        </table:table-row>
        <table:table-row>
          <table:table-cell>
            <text:p>z_rot_plus_4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.0"/>
          <table:table-cell>
            <text:p>2025-07-09 12:01:09</text:p>
          </table:table-cell>
          <table:table-cell office:value-type="float" office:value="0.0009607"/>
          <table:table-cell office:value-type="float" office:value="0.6946662"/>
          <table:table-cell office:value-type="float" office:value="0.6956269"/>
          <table:table-cell office:value-type="float" office:value="0.2489485"/>
          <table:table-cell office:value-type="float" office:value="0.0351352"/>
          <table:table-cell office:value-type="float" office:value="10"/>
          <table:table-cell office:value-type="float" office:value="0.988436222076416"/>
          <table:table-cell office:value-type="float" office:value="0.17584079504013062"/>
          <table:table-cell office:value-type="float" office:value="0.8125954270362854"/>
          <table:table-cell office:value-type="float" office:value="0.42092485874891283"/>
          <table:table-cell office:value-type="float" office:value="0.24391901231091614"/>
          <table:table-cell office:value-type="float" office:value="0.5912101566791534"/>
          <table:table-cell office:value-type="float" office:value="0.25063956081867217"/>
          <table:table-cell office:value-type="float" office:value="0.3405705958604813"/>
          <table:table-cell office:value-type="float" office:value="0.5638484"/>
          <table:table-cell office:value-type="float" office:value="0.46289"/>
          <table:table-cell office:value-type="float" office:value="0.56539"/>
          <table:table-cell office:value-type="float" office:value="0.9884362"/>
          <table:table-cell office:value-type="float" office:value="0.3754862"/>
          <table:table-cell office:value-type="float" office:value="0.0332346"/>
          <table:table-cell office:value-type="float" office:value="0.1955454"/>
          <table:table-cell office:value-type="float" office:value="0.1758408"/>
          <table:table-cell office:value-type="float" office:value="0.21771"/>
          <table:table-cell office:value-type="float" office:value="0.3447116"/>
          <table:table-cell office:value-type="float" office:value="0.31939"/>
          <table:table-cell office:value-type="float" office:value="-0.0175808"/>
          <table:table-cell office:value-type="float" office:value="0.697041"/>
          <table:table-cell office:value-type="float" office:value="0.250135"/>
          <table:table-cell office:value-type="float" office:value="0.0219024"/>
          <table:table-cell office:value-type="float" office:value="0.697041"/>
          <table:table-cell office:value-type="float" office:value="0.250135"/>
          <table:table-cell office:value-type="float" office:value="0.0281024"/>
          <table:table-cell office:value-type="float" office:value="0.697041"/>
          <table:table-cell office:value-type="float" office:value="0.250135"/>
          <table:table-cell office:value-type="float" office:value="0.0343024"/>
          <table:table-cell office:value-type="float" office:value="0.697041"/>
          <table:table-cell office:value-type="float" office:value="0.2501351"/>
          <table:table-cell office:value-type="float" office:value="0.0405024"/>
          <table:table-cell office:value-type="float" office:value="0.697041"/>
          <table:table-cell office:value-type="float" office:value="0.2501351"/>
          <table:table-cell office:value-type="float" office:value="0.0467024"/>
          <table:table-cell office:value-type="float" office:value="0.697041"/>
          <table:table-cell office:value-type="float" office:value="0.2501351"/>
          <table:table-cell office:value-type="float" office:value="0.0529024"/>
          <table:table-cell office:value-type="float" office:value="0.6922915"/>
          <table:table-cell office:value-type="float" office:value="0.2461498"/>
          <table:table-cell office:value-type="float" office:value="0.0219024"/>
          <table:table-cell office:value-type="float" office:value="0.6922915"/>
          <table:table-cell office:value-type="float" office:value="0.2461498"/>
          <table:table-cell office:value-type="float" office:value="0.0281024"/>
          <table:table-cell office:value-type="float" office:value="0.6922915"/>
          <table:table-cell office:value-type="float" office:value="0.2461498"/>
          <table:table-cell office:value-type="float" office:value="0.0343024"/>
          <table:table-cell office:value-type="float" office:value="0.6922915"/>
          <table:table-cell office:value-type="float" office:value="0.2461498"/>
          <table:table-cell office:value-type="float" office:value="0.0405024"/>
          <table:table-cell office:value-type="float" office:value="0.6922915"/>
          <table:table-cell office:value-type="float" office:value="0.2461498"/>
          <table:table-cell office:value-type="float" office:value="0.0467024"/>
          <table:table-cell office:value-type="float" office:value="0.6922915"/>
          <table:table-cell office:value-type="float" office:value="0.2461498"/>
          <table:table-cell office:value-type="float" office:value="0.0529024"/>
        </table:table-row>
        <table:table-row>
          <table:table-cell>
            <text:p>z_rot_minus_1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10.0"/>
          <table:table-cell>
            <text:p>2025-07-09 12:01:29</text:p>
          </table:table-cell>
          <table:table-cell office:value-type="float" office:value="-0.0007835"/>
          <table:table-cell office:value-type="float" office:value="0.6914007"/>
          <table:table-cell office:value-type="float" office:value="0.6906172"/>
          <table:table-cell office:value-type="float" office:value="0.2474025"/>
          <table:table-cell office:value-type="float" office:value="0.0374153"/>
          <table:table-cell office:value-type="float" office:value="10"/>
          <table:table-cell office:value-type="float" office:value="1.3537216186523438"/>
          <table:table-cell office:value-type="float" office:value="0.2997100055217743"/>
          <table:table-cell office:value-type="float" office:value="1.0540116131305695"/>
          <table:table-cell office:value-type="float" office:value="0.6051378607749939"/>
          <table:table-cell office:value-type="float" office:value="0.3436760829354037"/>
          <table:table-cell office:value-type="float" office:value="0.44984216094017027"/>
          <table:table-cell office:value-type="float" office:value="0.7604335606098175"/>
          <table:table-cell office:value-type="float" office:value="0.3105913996696472"/>
          <table:table-cell office:value-type="float" office:value="0.3346584"/>
          <table:table-cell office:value-type="float" office:value="0.29971"/>
          <table:table-cell office:value-type="float" office:value="0.40549"/>
          <table:table-cell office:value-type="float" office:value="0.6829862"/>
          <table:table-cell office:value-type="float" office:value="0.5263662"/>
          <table:table-cell office:value-type="float" office:value="0.0299546"/>
          <table:table-cell office:value-type="float" office:value="0.3738954"/>
          <table:table-cell office:value-type="float" office:value="0.4476708"/>
          <table:table-cell office:value-type="float" office:value="0.56949"/>
          <table:table-cell office:value-type="float" office:value="1.3537216"/>
          <table:table-cell office:value-type="float" office:value="1.05739"/>
          <table:table-cell office:value-type="float" office:value="-0.0159408"/>
          <table:table-cell office:value-type="float" office:value="0.6944536"/>
          <table:table-cell office:value-type="float" office:value="0.2467259"/>
          <table:table-cell office:value-type="float" office:value="0.0219009"/>
          <table:table-cell office:value-type="float" office:value="0.6944536"/>
          <table:table-cell office:value-type="float" office:value="0.246726"/>
          <table:table-cell office:value-type="float" office:value="0.0281009"/>
          <table:table-cell office:value-type="float" office:value="0.6944536"/>
          <table:table-cell office:value-type="float" office:value="0.246726"/>
          <table:table-cell office:value-type="float" office:value="0.0343009"/>
          <table:table-cell office:value-type="float" office:value="0.6944536"/>
          <table:table-cell office:value-type="float" office:value="0.246726"/>
          <table:table-cell office:value-type="float" office:value="0.0405009"/>
          <table:table-cell office:value-type="float" office:value="0.6944536"/>
          <table:table-cell office:value-type="float" office:value="0.246726"/>
          <table:table-cell office:value-type="float" office:value="0.0467009"/>
          <table:table-cell office:value-type="float" office:value="0.6944536"/>
          <table:table-cell office:value-type="float" office:value="0.2467261"/>
          <table:table-cell office:value-type="float" office:value="0.0529009"/>
          <table:table-cell office:value-type="float" office:value="0.6883478"/>
          <table:table-cell office:value-type="float" office:value="0.2478026"/>
          <table:table-cell office:value-type="float" office:value="0.0219009"/>
          <table:table-cell office:value-type="float" office:value="0.6883478"/>
          <table:table-cell office:value-type="float" office:value="0.2478026"/>
          <table:table-cell office:value-type="float" office:value="0.0281009"/>
          <table:table-cell office:value-type="float" office:value="0.6883478"/>
          <table:table-cell office:value-type="float" office:value="0.2478026"/>
          <table:table-cell office:value-type="float" office:value="0.0343009"/>
          <table:table-cell office:value-type="float" office:value="0.6883478"/>
          <table:table-cell office:value-type="float" office:value="0.2478027"/>
          <table:table-cell office:value-type="float" office:value="0.0405009"/>
          <table:table-cell office:value-type="float" office:value="0.6883478"/>
          <table:table-cell office:value-type="float" office:value="0.2478027"/>
          <table:table-cell office:value-type="float" office:value="0.0467009"/>
          <table:table-cell office:value-type="float" office:value="0.6883478"/>
          <table:table-cell office:value-type="float" office:value="0.2478027"/>
          <table:table-cell office:value-type="float" office:value="0.0529009"/>
        </table:table-row>
        <table:table-row>
          <table:table-cell>
            <text:p>z_rot_minus_2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20.0"/>
          <table:table-cell>
            <text:p>2025-07-09 12:01:42</text:p>
          </table:table-cell>
          <table:table-cell office:value-type="float" office:value="-0.0007819"/>
          <table:table-cell office:value-type="float" office:value="0.6907343"/>
          <table:table-cell office:value-type="float" office:value="0.6899523"/>
          <table:table-cell office:value-type="float" office:value="0.2477399"/>
          <table:table-cell office:value-type="float" office:value="0.0370188"/>
          <table:table-cell office:value-type="float" office:value="10"/>
          <table:table-cell office:value-type="float" office:value="1.3471616506576538"/>
          <table:table-cell office:value-type="float" office:value="0.2816700041294098"/>
          <table:table-cell office:value-type="float" office:value="1.065491646528244"/>
          <table:table-cell office:value-type="float" office:value="0.5866468667984008"/>
          <table:table-cell office:value-type="float" office:value="0.3222202729219454"/>
          <table:table-cell office:value-type="float" office:value="0.4291781663894653"/>
          <table:table-cell office:value-type="float" office:value="0.7441155672073364"/>
          <table:table-cell office:value-type="float" office:value="0.3149374008178711"/>
          <table:table-cell office:value-type="float" office:value="0.3182584"/>
          <table:table-cell office:value-type="float" office:value="0.28167"/>
          <table:table-cell office:value-type="float" office:value="0.39114"/>
          <table:table-cell office:value-type="float" office:value="0.6624862"/>
          <table:table-cell office:value-type="float" office:value="0.4923362"/>
          <table:table-cell office:value-type="float" office:value="0.0311846"/>
          <table:table-cell office:value-type="float" office:value="0.3886554"/>
          <table:table-cell office:value-type="float" office:value="0.4866208"/>
          <table:table-cell office:value-type="float" office:value="0.61459"/>
          <table:table-cell office:value-type="float" office:value="1.3471617"/>
          <table:table-cell office:value-type="float" office:value="0.88355"/>
          <table:table-cell office:value-type="float" office:value="-0.0118408"/>
          <table:table-cell office:value-type="float" office:value="0.6936474"/>
          <table:table-cell office:value-type="float" office:value="0.2463952"/>
          <table:table-cell office:value-type="float" office:value="0.0218929"/>
          <table:table-cell office:value-type="float" office:value="0.6936473"/>
          <table:table-cell office:value-type="float" office:value="0.2463951"/>
          <table:table-cell office:value-type="float" office:value="0.0280929"/>
          <table:table-cell office:value-type="float" office:value="0.6936473"/>
          <table:table-cell office:value-type="float" office:value="0.2463951"/>
          <table:table-cell office:value-type="float" office:value="0.0342929"/>
          <table:table-cell office:value-type="float" office:value="0.6936473"/>
          <table:table-cell office:value-type="float" office:value="0.246395"/>
          <table:table-cell office:value-type="float" office:value="0.0404929"/>
          <table:table-cell office:value-type="float" office:value="0.6936473"/>
          <table:table-cell office:value-type="float" office:value="0.246395"/>
          <table:table-cell office:value-type="float" office:value="0.0466929"/>
          <table:table-cell office:value-type="float" office:value="0.6936472"/>
          <table:table-cell office:value-type="float" office:value="0.246395"/>
          <table:table-cell office:value-type="float" office:value="0.0528929"/>
          <table:table-cell office:value-type="float" office:value="0.6878213"/>
          <table:table-cell office:value-type="float" office:value="0.2485157"/>
          <table:table-cell office:value-type="float" office:value="0.0218929"/>
          <table:table-cell office:value-type="float" office:value="0.6878212"/>
          <table:table-cell office:value-type="float" office:value="0.2485156"/>
          <table:table-cell office:value-type="float" office:value="0.0280929"/>
          <table:table-cell office:value-type="float" office:value="0.6878212"/>
          <table:table-cell office:value-type="float" office:value="0.2485156"/>
          <table:table-cell office:value-type="float" office:value="0.0342929"/>
          <table:table-cell office:value-type="float" office:value="0.6878212"/>
          <table:table-cell office:value-type="float" office:value="0.2485156"/>
          <table:table-cell office:value-type="float" office:value="0.0404929"/>
          <table:table-cell office:value-type="float" office:value="0.6878212"/>
          <table:table-cell office:value-type="float" office:value="0.2485155"/>
          <table:table-cell office:value-type="float" office:value="0.0466929"/>
          <table:table-cell office:value-type="float" office:value="0.6878211"/>
          <table:table-cell office:value-type="float" office:value="0.2485155"/>
          <table:table-cell office:value-type="float" office:value="0.0528929"/>
        </table:table-row>
        <table:table-row>
          <table:table-cell>
            <text:p>z_rot_minus_3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30.0"/>
          <table:table-cell>
            <text:p>2025-07-09 12:01:55</text:p>
          </table:table-cell>
          <table:table-cell office:value-type="float" office:value="-0.0007596"/>
          <table:table-cell office:value-type="float" office:value="0.6901011"/>
          <table:table-cell office:value-type="float" office:value="0.6893414"/>
          <table:table-cell office:value-type="float" office:value="0.2481854"/>
          <table:table-cell office:value-type="float" office:value="0.036299"/>
          <table:table-cell office:value-type="float" office:value="10"/>
          <table:table-cell office:value-type="float" office:value="1.5066516399383545"/>
          <table:table-cell office:value-type="float" office:value="0.2853600084781647"/>
          <table:table-cell office:value-type="float" office:value="1.2212916314601898"/>
          <table:table-cell office:value-type="float" office:value="0.574633875489235"/>
          <table:table-cell office:value-type="float" office:value="0.34756979523924025"/>
          <table:table-cell office:value-type="float" office:value="0.4120401680469513"/>
          <table:table-cell office:value-type="float" office:value="0.7372275829315186"/>
          <table:table-cell office:value-type="float" office:value="0.32518741488456726"/>
          <table:table-cell office:value-type="float" office:value="0.3596684"/>
          <table:table-cell office:value-type="float" office:value="0.28536"/>
          <table:table-cell office:value-type="float" office:value="0.36121"/>
          <table:table-cell office:value-type="float" office:value="0.5706462"/>
          <table:table-cell office:value-type="float" office:value="0.4833162"/>
          <table:table-cell office:value-type="float" office:value="0.0328246"/>
          <table:table-cell office:value-type="float" office:value="0.4136654"/>
          <table:table-cell office:value-type="float" office:value="0.5247508"/>
          <table:table-cell office:value-type="float" office:value="0.65354"/>
          <table:table-cell office:value-type="float" office:value="1.5066516"/>
          <table:table-cell office:value-type="float" office:value="0.58753"/>
          <table:table-cell office:value-type="float" office:value="-0.0089708"/>
          <table:table-cell office:value-type="float" office:value="0.6927857"/>
          <table:table-cell office:value-type="float" office:value="0.2461968"/>
          <table:table-cell office:value-type="float" office:value="0.0218898"/>
          <table:table-cell office:value-type="float" office:value="0.6927857"/>
          <table:table-cell office:value-type="float" office:value="0.2461968"/>
          <table:table-cell office:value-type="float" office:value="0.0280898"/>
          <table:table-cell office:value-type="float" office:value="0.6927857"/>
          <table:table-cell office:value-type="float" office:value="0.2461968"/>
          <table:table-cell office:value-type="float" office:value="0.0342898"/>
          <table:table-cell office:value-type="float" office:value="0.6927857"/>
          <table:table-cell office:value-type="float" office:value="0.2461968"/>
          <table:table-cell office:value-type="float" office:value="0.0404898"/>
          <table:table-cell office:value-type="float" office:value="0.6927857"/>
          <table:table-cell office:value-type="float" office:value="0.2461968"/>
          <table:table-cell office:value-type="float" office:value="0.0466898"/>
          <table:table-cell office:value-type="float" office:value="0.6927857"/>
          <table:table-cell office:value-type="float" office:value="0.2461968"/>
          <table:table-cell office:value-type="float" office:value="0.0528898"/>
          <table:table-cell office:value-type="float" office:value="0.6874164"/>
          <table:table-cell office:value-type="float" office:value="0.2492968"/>
          <table:table-cell office:value-type="float" office:value="0.0218898"/>
          <table:table-cell office:value-type="float" office:value="0.6874164"/>
          <table:table-cell office:value-type="float" office:value="0.2492968"/>
          <table:table-cell office:value-type="float" office:value="0.0280898"/>
          <table:table-cell office:value-type="float" office:value="0.6874164"/>
          <table:table-cell office:value-type="float" office:value="0.2492968"/>
          <table:table-cell office:value-type="float" office:value="0.0342898"/>
          <table:table-cell office:value-type="float" office:value="0.6874164"/>
          <table:table-cell office:value-type="float" office:value="0.2492968"/>
          <table:table-cell office:value-type="float" office:value="0.0404898"/>
          <table:table-cell office:value-type="float" office:value="0.6874164"/>
          <table:table-cell office:value-type="float" office:value="0.2492968"/>
          <table:table-cell office:value-type="float" office:value="0.0466898"/>
          <table:table-cell office:value-type="float" office:value="0.6874164"/>
          <table:table-cell office:value-type="float" office:value="0.2492968"/>
          <table:table-cell office:value-type="float" office:value="0.0528898"/>
        </table:table-row>
        <table:table-row>
          <table:table-cell>
            <text:p>z_rot_minus_4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40.0"/>
          <table:table-cell>
            <text:p>2025-07-09 12:02:08</text:p>
          </table:table-cell>
          <table:table-cell office:value-type="float" office:value="-0.0006071"/>
          <table:table-cell office:value-type="float" office:value="0.6895241"/>
          <table:table-cell office:value-type="float" office:value="0.688917"/>
          <table:table-cell office:value-type="float" office:value="0.2486556"/>
          <table:table-cell office:value-type="float" office:value="0.0357804"/>
          <table:table-cell office:value-type="float" office:value="10"/>
          <table:table-cell office:value-type="float" office:value="1.425471544265747"/>
          <table:table-cell office:value-type="float" office:value="0.3099600076675415"/>
          <table:table-cell office:value-type="float" office:value="1.1155115365982056"/>
          <table:table-cell office:value-type="float" office:value="0.5627028524875641"/>
          <table:table-cell office:value-type="float" office:value="0.32197177799437493"/>
          <table:table-cell office:value-type="float" office:value="0.4188461542129517"/>
          <table:table-cell office:value-type="float" office:value="0.7065595507621765"/>
          <table:table-cell office:value-type="float" office:value="0.2877133965492248"/>
          <table:table-cell office:value-type="float" office:value="0.3822184"/>
          <table:table-cell office:value-type="float" office:value="0.30996"/>
          <table:table-cell office:value-type="float" office:value="0.39073"/>
          <table:table-cell office:value-type="float" office:value="0.5960662"/>
          <table:table-cell office:value-type="float" office:value="0.4152562"/>
          <table:table-cell office:value-type="float" office:value="0.0332346"/>
          <table:table-cell office:value-type="float" office:value="0.4091554"/>
          <table:table-cell office:value-type="float" office:value="0.5641108"/>
          <table:table-cell office:value-type="float" office:value="0.65682"/>
          <table:table-cell office:value-type="float" office:value="1.4254715"/>
          <table:table-cell office:value-type="float" office:value="0.47724"/>
          <table:table-cell office:value-type="float" office:value="-0.0110208"/>
          <table:table-cell office:value-type="float" office:value="0.6918988"/>
          <table:table-cell office:value-type="float" office:value="0.2461535"/>
          <table:table-cell office:value-type="float" office:value="0.0218933"/>
          <table:table-cell office:value-type="float" office:value="0.6918989"/>
          <table:table-cell office:value-type="float" office:value="0.2461535"/>
          <table:table-cell office:value-type="float" office:value="0.0280933"/>
          <table:table-cell office:value-type="float" office:value="0.6918989"/>
          <table:table-cell office:value-type="float" office:value="0.2461536"/>
          <table:table-cell office:value-type="float" office:value="0.0342933"/>
          <table:table-cell office:value-type="float" office:value="0.6918989"/>
          <table:table-cell office:value-type="float" office:value="0.2461536"/>
          <table:table-cell office:value-type="float" office:value="0.0404933"/>
          <table:table-cell office:value-type="float" office:value="0.6918989"/>
          <table:table-cell office:value-type="float" office:value="0.2461536"/>
          <table:table-cell office:value-type="float" office:value="0.0466933"/>
          <table:table-cell office:value-type="float" office:value="0.6918989"/>
          <table:table-cell office:value-type="float" office:value="0.2461536"/>
          <table:table-cell office:value-type="float" office:value="0.0528933"/>
          <table:table-cell office:value-type="float" office:value="0.6871494"/>
          <table:table-cell office:value-type="float" office:value="0.2501388"/>
          <table:table-cell office:value-type="float" office:value="0.0218933"/>
          <table:table-cell office:value-type="float" office:value="0.6871494"/>
          <table:table-cell office:value-type="float" office:value="0.2501388"/>
          <table:table-cell office:value-type="float" office:value="0.0280933"/>
          <table:table-cell office:value-type="float" office:value="0.6871494"/>
          <table:table-cell office:value-type="float" office:value="0.2501388"/>
          <table:table-cell office:value-type="float" office:value="0.0342933"/>
          <table:table-cell office:value-type="float" office:value="0.6871494"/>
          <table:table-cell office:value-type="float" office:value="0.2501389"/>
          <table:table-cell office:value-type="float" office:value="0.0404933"/>
          <table:table-cell office:value-type="float" office:value="0.6871494"/>
          <table:table-cell office:value-type="float" office:value="0.2501389"/>
          <table:table-cell office:value-type="float" office:value="0.0466933"/>
          <table:table-cell office:value-type="float" office:value="0.6871494"/>
          <table:table-cell office:value-type="float" office:value="0.2501389"/>
          <table:table-cell office:value-type="float" office:value="0.052893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